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OpenSymbol" svg:font-family="OpenSymbol" style:font-family-generic="system" style:font-pitch="variable"/>
  </office:font-face-decls>
  <office:automatic-styles>
    <style:style style:name="Tabella1" style:family="table">
      <style:table-properties style:width="17.013cm" fo:margin-left="0cm" table:align="left"/>
    </style:style>
    <style:style style:name="Tabella1.A" style:family="table-column">
      <style:table-column-properties style:column-width="4.26cm"/>
    </style:style>
    <style:style style:name="Tabella1.B" style:family="table-column">
      <style:table-column-properties style:column-width="12.753cm"/>
    </style:style>
    <style:style style:name="Tabella1.A1" style:family="table-cell">
      <style:table-cell-properties fo:padding="0.097cm" fo:border-left="0.25pt solid #000000" fo:border-right="none" fo:border-top="0.25pt solid #000000" fo:border-bottom="0.25pt solid #000000" style:writing-mode="lr-tb"/>
    </style:style>
    <style:style style:name="Tabella1.B1" style:family="table-cell">
      <style:table-cell-properties fo:padding="0.097cm" fo:border="0.25pt solid #000000" style:writing-mode="lr-tb"/>
    </style:style>
    <style:style style:name="Tabella1.A2" style:family="table-cell">
      <style:table-cell-properties fo:padding="0.097cm" fo:border-left="0.25pt solid #000000" fo:border-right="none" fo:border-top="none" fo:border-bottom="0.25pt solid #000000" style:writing-mode="lr-tb"/>
    </style:style>
    <style:style style:name="Tabella1.B2" style:family="table-cell">
      <style:table-cell-properties fo:padding="0.097cm" fo:border-left="0.25pt solid #000000" fo:border-right="0.25pt solid #000000" fo:border-top="none" fo:border-bottom="0.25pt solid #000000" style:writing-mode="lr-tb"/>
    </style:style>
    <style:style style:name="Tabella2" style:family="table">
      <style:table-properties style:width="17.013cm" fo:margin-left="0cm" table:align="left"/>
    </style:style>
    <style:style style:name="Tabella2.A" style:family="table-column">
      <style:table-column-properties style:column-width="4.26cm"/>
    </style:style>
    <style:style style:name="Tabella2.B" style:family="table-column">
      <style:table-column-properties style:column-width="12.753cm"/>
    </style:style>
    <style:style style:name="Tabella2.A1" style:family="table-cell">
      <style:table-cell-properties fo:padding="0.097cm" fo:border-left="0.25pt solid #000000" fo:border-right="none" fo:border-top="0.25pt solid #000000" fo:border-bottom="0.25pt solid #000000" style:writing-mode="lr-tb"/>
    </style:style>
    <style:style style:name="Tabella2.B1" style:family="table-cell">
      <style:table-cell-properties fo:padding="0.097cm" fo:border="0.25pt solid #000000" style:writing-mode="lr-tb"/>
    </style:style>
    <style:style style:name="Tabella2.A2" style:family="table-cell">
      <style:table-cell-properties fo:padding="0.097cm" fo:border-left="0.25pt solid #000000" fo:border-right="none" fo:border-top="none" fo:border-bottom="0.25pt solid #000000" style:writing-mode="lr-tb"/>
    </style:style>
    <style:style style:name="Tabella2.B2" style:family="table-cell">
      <style:table-cell-properties fo:padding="0.097cm" fo:border-left="0.25pt solid #000000" fo:border-right="0.25pt solid #000000" fo:border-top="none" fo:border-bottom="0.25pt solid #000000" style:writing-mode="lr-tb"/>
    </style:style>
    <style:style style:name="Tabella3" style:family="table">
      <style:table-properties style:width="17.013cm" fo:margin-left="0cm" table:align="left"/>
    </style:style>
    <style:style style:name="Tabella3.A" style:family="table-column">
      <style:table-column-properties style:column-width="4.26cm"/>
    </style:style>
    <style:style style:name="Tabella3.B" style:family="table-column">
      <style:table-column-properties style:column-width="12.753cm"/>
    </style:style>
    <style:style style:name="Tabella3.A1" style:family="table-cell">
      <style:table-cell-properties fo:padding="0.097cm" fo:border-left="0.25pt solid #000000" fo:border-right="none" fo:border-top="0.25pt solid #000000" fo:border-bottom="0.25pt solid #000000" style:writing-mode="lr-tb"/>
    </style:style>
    <style:style style:name="Tabella3.B1" style:family="table-cell">
      <style:table-cell-properties fo:padding="0.097cm" fo:border="0.25pt solid #000000" style:writing-mode="lr-tb"/>
    </style:style>
    <style:style style:name="Tabella3.A2" style:family="table-cell">
      <style:table-cell-properties fo:padding="0.097cm" fo:border-left="0.25pt solid #000000" fo:border-right="none" fo:border-top="none" fo:border-bottom="0.25pt solid #000000" style:writing-mode="lr-tb"/>
    </style:style>
    <style:style style:name="Tabella3.B2" style:family="table-cell">
      <style:table-cell-properties fo:padding="0.097cm" fo:border-left="0.25pt solid #000000" fo:border-right="0.25pt solid #000000" fo:border-top="none" fo:border-bottom="0.25pt solid #000000" style:writing-mode="lr-tb"/>
    </style:style>
    <style:style style:name="Tabella4" style:family="table">
      <style:table-properties style:width="17.013cm" fo:margin-left="0cm" table:align="left"/>
    </style:style>
    <style:style style:name="Tabella4.A" style:family="table-column">
      <style:table-column-properties style:column-width="4.26cm"/>
    </style:style>
    <style:style style:name="Tabella4.B" style:family="table-column">
      <style:table-column-properties style:column-width="12.753cm"/>
    </style:style>
    <style:style style:name="Tabella4.A1" style:family="table-cell">
      <style:table-cell-properties fo:padding="0.097cm" fo:border-left="0.25pt solid #000000" fo:border-right="none" fo:border-top="0.25pt solid #000000" fo:border-bottom="0.25pt solid #000000" style:writing-mode="lr-tb"/>
    </style:style>
    <style:style style:name="Tabella4.B1" style:family="table-cell">
      <style:table-cell-properties fo:padding="0.097cm" fo:border="0.25pt solid #000000" style:writing-mode="lr-tb"/>
    </style:style>
    <style:style style:name="Tabella4.A2" style:family="table-cell">
      <style:table-cell-properties fo:padding="0.097cm" fo:border-left="0.25pt solid #000000" fo:border-right="none" fo:border-top="none" fo:border-bottom="0.25pt solid #000000" style:writing-mode="lr-tb"/>
    </style:style>
    <style:style style:name="Tabella4.B2" style:family="table-cell">
      <style:table-cell-properties fo:padding="0.097cm" fo:border-left="0.25pt solid #000000" fo:border-right="0.25pt solid #000000" fo:border-top="none" fo:border-bottom="0.25pt solid #000000" style:writing-mode="lr-tb"/>
    </style:style>
    <style:style style:name="Tabella5" style:family="table">
      <style:table-properties style:width="17.013cm" fo:margin-left="0cm" table:align="left"/>
    </style:style>
    <style:style style:name="Tabella5.A" style:family="table-column">
      <style:table-column-properties style:column-width="4.26cm"/>
    </style:style>
    <style:style style:name="Tabella5.B" style:family="table-column">
      <style:table-column-properties style:column-width="12.753cm"/>
    </style:style>
    <style:style style:name="Tabella5.A1" style:family="table-cell">
      <style:table-cell-properties fo:padding="0.097cm" fo:border-left="0.25pt solid #000000" fo:border-right="none" fo:border-top="0.25pt solid #000000" fo:border-bottom="0.25pt solid #000000" style:writing-mode="lr-tb"/>
    </style:style>
    <style:style style:name="Tabella5.B1" style:family="table-cell">
      <style:table-cell-properties fo:padding="0.097cm" fo:border="0.25pt solid #000000" style:writing-mode="lr-tb"/>
    </style:style>
    <style:style style:name="Tabella5.A2" style:family="table-cell">
      <style:table-cell-properties fo:padding="0.097cm" fo:border-left="0.25pt solid #000000" fo:border-right="none" fo:border-top="none" fo:border-bottom="0.25pt solid #000000" style:writing-mode="lr-tb"/>
    </style:style>
    <style:style style:name="Tabella5.B2" style:family="table-cell">
      <style:table-cell-properties fo:padding="0.097cm" fo:border-left="0.25pt solid #000000" fo:border-right="0.25pt solid #000000" fo:border-top="none" fo:border-bottom="0.25pt solid #000000" style:writing-mode="lr-tb"/>
    </style:style>
    <style:style style:name="Tabella6" style:family="table">
      <style:table-properties style:width="17.013cm" fo:margin-left="0cm" table:align="left"/>
    </style:style>
    <style:style style:name="Tabella6.A" style:family="table-column">
      <style:table-column-properties style:column-width="4.26cm"/>
    </style:style>
    <style:style style:name="Tabella6.B" style:family="table-column">
      <style:table-column-properties style:column-width="12.753cm"/>
    </style:style>
    <style:style style:name="Tabella6.A1" style:family="table-cell">
      <style:table-cell-properties fo:padding="0.097cm" fo:border-left="0.25pt solid #000000" fo:border-right="none" fo:border-top="0.25pt solid #000000" fo:border-bottom="0.25pt solid #000000" style:writing-mode="lr-tb"/>
    </style:style>
    <style:style style:name="Tabella6.B1" style:family="table-cell">
      <style:table-cell-properties fo:padding="0.097cm" fo:border="0.25pt solid #000000" style:writing-mode="lr-tb"/>
    </style:style>
    <style:style style:name="Tabella6.A2" style:family="table-cell">
      <style:table-cell-properties fo:padding="0.097cm" fo:border-left="0.25pt solid #000000" fo:border-right="none" fo:border-top="none" fo:border-bottom="0.25pt solid #000000" style:writing-mode="lr-tb"/>
    </style:style>
    <style:style style:name="Tabella6.B2" style:family="table-cell">
      <style:table-cell-properties fo:padding="0.097cm" fo:border-left="0.25pt solid #000000" fo:border-right="0.25pt solid #000000" fo:border-top="none" fo:border-bottom="0.25pt solid #000000" style:writing-mode="lr-tb"/>
    </style:style>
    <style:style style:name="Tabella7" style:family="table">
      <style:table-properties style:width="17.013cm" fo:margin-left="0cm" table:align="left"/>
    </style:style>
    <style:style style:name="Tabella7.A" style:family="table-column">
      <style:table-column-properties style:column-width="4.26cm"/>
    </style:style>
    <style:style style:name="Tabella7.B" style:family="table-column">
      <style:table-column-properties style:column-width="12.753cm"/>
    </style:style>
    <style:style style:name="Tabella7.A1" style:family="table-cell">
      <style:table-cell-properties fo:padding="0.097cm" fo:border-left="0.25pt solid #000000" fo:border-right="none" fo:border-top="0.25pt solid #000000" fo:border-bottom="0.25pt solid #000000" style:writing-mode="lr-tb"/>
    </style:style>
    <style:style style:name="Tabella7.B1" style:family="table-cell">
      <style:table-cell-properties fo:padding="0.097cm" fo:border="0.25pt solid #000000" style:writing-mode="lr-tb"/>
    </style:style>
    <style:style style:name="Tabella7.A2" style:family="table-cell">
      <style:table-cell-properties fo:padding="0.097cm" fo:border-left="0.25pt solid #000000" fo:border-right="none" fo:border-top="none" fo:border-bottom="0.25pt solid #000000" style:writing-mode="lr-tb"/>
    </style:style>
    <style:style style:name="Tabella7.B2" style:family="table-cell">
      <style:table-cell-properties fo:padding="0.097cm" fo:border-left="0.25pt solid #000000" fo:border-right="0.25pt solid #000000" fo:border-top="none" fo:border-bottom="0.25pt solid #000000" style:writing-mode="lr-tb"/>
    </style:style>
    <style:style style:name="Tabella8" style:family="table">
      <style:table-properties style:width="17.013cm" fo:margin-left="0cm" table:align="left"/>
    </style:style>
    <style:style style:name="Tabella8.A" style:family="table-column">
      <style:table-column-properties style:column-width="4.26cm"/>
    </style:style>
    <style:style style:name="Tabella8.B" style:family="table-column">
      <style:table-column-properties style:column-width="12.753cm"/>
    </style:style>
    <style:style style:name="Tabella8.A1" style:family="table-cell">
      <style:table-cell-properties fo:padding="0.097cm" fo:border-left="0.25pt solid #000000" fo:border-right="none" fo:border-top="0.25pt solid #000000" fo:border-bottom="0.25pt solid #000000" style:writing-mode="lr-tb"/>
    </style:style>
    <style:style style:name="Tabella8.B1" style:family="table-cell">
      <style:table-cell-properties fo:padding="0.097cm" fo:border="0.25pt solid #000000" style:writing-mode="lr-tb"/>
    </style:style>
    <style:style style:name="Tabella8.A2" style:family="table-cell">
      <style:table-cell-properties fo:padding="0.097cm" fo:border-left="0.25pt solid #000000" fo:border-right="none" fo:border-top="none" fo:border-bottom="0.25pt solid #000000" style:writing-mode="lr-tb"/>
    </style:style>
    <style:style style:name="Tabella8.B2" style:family="table-cell">
      <style:table-cell-properties fo:padding="0.097cm" fo:border-left="0.25pt solid #000000" fo:border-right="0.25pt solid #000000" fo:border-top="none" fo:border-bottom="0.25pt solid #000000" style:writing-mode="lr-tb"/>
    </style:style>
    <style:style style:name="Tabella9" style:family="table">
      <style:table-properties style:width="17.013cm" fo:margin-left="0cm" table:align="left"/>
    </style:style>
    <style:style style:name="Tabella9.A" style:family="table-column">
      <style:table-column-properties style:column-width="4.26cm"/>
    </style:style>
    <style:style style:name="Tabella9.B" style:family="table-column">
      <style:table-column-properties style:column-width="12.753cm"/>
    </style:style>
    <style:style style:name="Tabella9.A1" style:family="table-cell">
      <style:table-cell-properties fo:padding="0.097cm" fo:border-left="0.25pt solid #000000" fo:border-right="none" fo:border-top="0.25pt solid #000000" fo:border-bottom="0.25pt solid #000000" style:writing-mode="lr-tb"/>
    </style:style>
    <style:style style:name="Tabella9.B1" style:family="table-cell">
      <style:table-cell-properties fo:padding="0.097cm" fo:border="0.25pt solid #000000" style:writing-mode="lr-tb"/>
    </style:style>
    <style:style style:name="Tabella9.A2" style:family="table-cell">
      <style:table-cell-properties fo:padding="0.097cm" fo:border-left="0.25pt solid #000000" fo:border-right="none" fo:border-top="none" fo:border-bottom="0.25pt solid #000000" style:writing-mode="lr-tb"/>
    </style:style>
    <style:style style:name="Tabella9.B2" style:family="table-cell">
      <style:table-cell-properties fo:padding="0.097cm" fo:border-left="0.25pt solid #000000" fo:border-right="0.25pt solid #000000" fo:border-top="none" fo:border-bottom="0.25pt solid #000000" style:writing-mode="lr-tb"/>
    </style:style>
    <style:style style:name="Tabella10" style:family="table">
      <style:table-properties style:width="17.013cm" fo:margin-left="0cm" table:align="left"/>
    </style:style>
    <style:style style:name="Tabella10.A" style:family="table-column">
      <style:table-column-properties style:column-width="4.26cm"/>
    </style:style>
    <style:style style:name="Tabella10.B" style:family="table-column">
      <style:table-column-properties style:column-width="12.753cm"/>
    </style:style>
    <style:style style:name="Tabella10.A1" style:family="table-cell">
      <style:table-cell-properties fo:padding="0.097cm" fo:border-left="0.25pt solid #000000" fo:border-right="none" fo:border-top="0.25pt solid #000000" fo:border-bottom="0.25pt solid #000000" style:writing-mode="lr-tb"/>
    </style:style>
    <style:style style:name="Tabella10.B1" style:family="table-cell">
      <style:table-cell-properties fo:padding="0.097cm" fo:border="0.25pt solid #000000" style:writing-mode="lr-tb"/>
    </style:style>
    <style:style style:name="Tabella10.A2" style:family="table-cell">
      <style:table-cell-properties fo:padding="0.097cm" fo:border-left="0.25pt solid #000000" fo:border-right="none" fo:border-top="none" fo:border-bottom="0.25pt solid #000000" style:writing-mode="lr-tb"/>
    </style:style>
    <style:style style:name="Tabella10.B2" style:family="table-cell">
      <style:table-cell-properties fo:padding="0.097cm" fo:border-left="0.25pt solid #000000" fo:border-right="0.25pt solid #000000" fo:border-top="none" fo:border-bottom="0.25pt solid #000000" style:writing-mode="lr-tb"/>
    </style:style>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Text_20_body">
      <style:paragraph-properties fo:margin-left="1.251cm" fo:margin-right="0cm" fo:text-align="justify" style:justify-single-word="false" fo:text-indent="-1.251cm" style:auto-text-indent="false">
        <style:tab-stops/>
      </style:paragraph-properties>
    </style:style>
    <style:style style:name="P5" style:family="paragraph" style:parent-style-name="Text_20_body">
      <style:paragraph-properties fo:margin-left="1.251cm" fo:margin-right="0cm" fo:text-indent="-1.251cm" style:auto-text-indent="false">
        <style:tab-stops/>
      </style:paragraph-properties>
    </style:style>
    <style:style style:name="P6" style:family="paragraph" style:parent-style-name="Standard">
      <style:paragraph-properties fo:margin-left="1.251cm" fo:margin-right="0cm" fo:text-indent="-1.251cm" style:auto-text-indent="false">
        <style:tab-stops/>
      </style:paragraph-properties>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fo:language="en" fo:country="US"/>
    </style:style>
    <style:style style:name="P9" style:family="paragraph" style:parent-style-name="Table_20_Contents">
      <style:paragraph-properties fo:text-align="justify" style:justify-single-word="false"/>
    </style:style>
    <style:style style:name="P10" style:family="paragraph" style:parent-style-name="Standard">
      <style:paragraph-properties>
        <style:tab-stops>
          <style:tab-stop style:position="-0.318cm"/>
        </style:tab-stops>
      </style:paragraph-properties>
    </style:style>
    <style:style style:name="P11" style:family="paragraph" style:parent-style-name="Standard">
      <style:text-properties fo:font-style="italic" style:font-style-asian="italic"/>
    </style:style>
    <style:style style:name="P12" style:family="paragraph" style:parent-style-name="Standard">
      <style:text-properties fo:color="#1f497d" fo:font-style="italic" style:font-style-asian="italic" style:font-size-complex="9pt" style:font-style-complex="italic"/>
    </style:style>
    <style:style style:name="P13" style:family="paragraph" style:parent-style-name="Standard">
      <style:paragraph-properties fo:margin-left="-0.026cm" fo:margin-right="0cm" fo:text-indent="0cm" style:auto-text-indent="false">
        <style:tab-stops>
          <style:tab-stop style:position="-0.714cm"/>
          <style:tab-stop style:position="1.323cm"/>
        </style:tab-stops>
      </style:paragraph-properties>
    </style:style>
    <style:style style:name="P14" style:family="paragraph" style:parent-style-name="Standard">
      <style:paragraph-properties fo:text-align="center" style:justify-single-word="false" fo:keep-with-next="always"/>
    </style:style>
    <style:style style:name="P15" style:family="paragraph" style:parent-style-name="Caption">
      <style:paragraph-properties fo:text-align="center" style:justify-single-word="false"/>
      <style:text-properties fo:font-size="12pt" style:font-size-asian="12pt"/>
    </style:style>
    <style:style style:name="P16" style:family="paragraph" style:parent-style-name="Heading_20_1" style:list-style-name="WWNum4"/>
    <style:style style:name="P17" style:family="paragraph" style:parent-style-name="Heading_20_1">
      <style:paragraph-properties fo:text-align="justify" style:justify-single-word="false"/>
    </style:style>
    <style:style style:name="P18" style:family="paragraph" style:parent-style-name="Heading_20_1">
      <style:paragraph-properties fo:break-before="page"/>
    </style:style>
    <style:style style:name="P19" style:family="paragraph" style:parent-style-name="Heading_20_1" style:list-style-name="WWNum1">
      <style:paragraph-properties fo:break-before="page"/>
    </style:style>
    <style:style style:name="P20" style:family="paragraph" style:parent-style-name="Heading_20_1" style:list-style-name="WWNum4">
      <style:paragraph-properties fo:break-before="page"/>
    </style:style>
    <style:style style:name="P21" style:family="paragraph" style:parent-style-name="Heading_20_1">
      <style:paragraph-properties fo:margin-left="1.251cm" fo:margin-right="0cm" fo:text-align="justify" style:justify-single-word="false" fo:text-indent="-1.251cm" style:auto-text-indent="false">
        <style:tab-stops/>
      </style:paragraph-properties>
    </style:style>
    <style:style style:name="P22" style:family="paragraph" style:parent-style-name="Heading_20_1">
      <style:paragraph-properties fo:margin-left="1.251cm" fo:margin-right="0cm" fo:text-indent="-1.251cm" style:auto-text-indent="false">
        <style:tab-stops/>
      </style:paragraph-properties>
    </style:style>
    <style:style style:name="P23" style:family="paragraph" style:parent-style-name="Contents_20_Heading" style:master-page-name="MP0">
      <style:paragraph-properties fo:text-align="center" style:justify-single-word="false" style:page-number="auto" fo:break-before="page"/>
    </style:style>
    <style:style style:name="P24" style:family="paragraph" style:parent-style-name="Contents_20_Heading">
      <style:paragraph-properties fo:text-align="center" style:justify-single-word="false"/>
      <style:text-properties fo:font-size="28pt" style:font-size-asian="28pt"/>
    </style:style>
    <style:style style:name="P25" style:family="paragraph" style:parent-style-name="Contents_20_Heading">
      <style:paragraph-properties fo:text-align="center" style:justify-single-word="false"/>
      <style:text-properties fo:font-size="28pt" fo:language="en" fo:country="US" style:font-size-asian="28pt"/>
    </style:style>
    <style:style style:name="P26" style:family="paragraph" style:parent-style-name="Contents_20_Heading">
      <style:paragraph-properties fo:text-align="center" style:justify-single-word="false"/>
      <style:text-properties fo:font-size="24pt" fo:language="en" fo:country="US" fo:font-weight="bold" style:font-size-asian="24pt" style:font-weight-asian="bold"/>
    </style:style>
    <style:style style:name="P27" style:family="paragraph" style:parent-style-name="Contents_20_Heading">
      <style:text-properties fo:language="en" fo:country="US"/>
    </style:style>
    <style:style style:name="P28" style:family="paragraph" style:parent-style-name="Contents_20_Heading">
      <style:paragraph-properties fo:text-align="center" style:justify-single-word="false"/>
      <style:text-properties fo:font-size="18pt" fo:language="en" fo:country="US" style:font-size-asian="18pt"/>
    </style:style>
    <style:style style:name="P29" style:family="paragraph" style:parent-style-name="Contents_20_Heading">
      <style:paragraph-properties fo:text-align="center" style:justify-single-word="false" fo:break-before="page"/>
      <style:text-properties fo:font-size="24pt" fo:font-weight="bold" style:font-size-asian="24pt" style:font-weight-asian="bold"/>
    </style:style>
    <style:style style:name="P30" style:family="paragraph" style:parent-style-name="Heading_20_2" style:list-style-name="WWNum3"/>
    <style:style style:name="P31" style:family="paragraph" style:parent-style-name="Heading_20_2" style:list-style-name="WWNum4"/>
    <style:style style:name="P32" style:family="paragraph" style:parent-style-name="Heading_20_2" style:list-style-name="WWNum3">
      <style:paragraph-properties fo:break-before="page"/>
    </style:style>
    <style:style style:name="P33" style:family="paragraph" style:parent-style-name="Heading_20_2" style:list-style-name="WWNum4">
      <style:paragraph-properties fo:break-before="page"/>
    </style:style>
    <style:style style:name="P34" style:family="paragraph" style:parent-style-name="List_20_Paragraph" style:list-style-name="WWNum25"/>
    <style:style style:name="P35" style:family="paragraph" style:parent-style-name="List_20_Paragraph" style:list-style-name="WWNum29"/>
    <style:style style:name="P36" style:family="paragraph" style:parent-style-name="List_20_Paragraph" style:list-style-name="WWNum9"/>
    <style:style style:name="P37" style:family="paragraph" style:parent-style-name="List_20_Paragraph" style:list-style-name="WWNum39"/>
    <style:style style:name="P38" style:family="paragraph" style:parent-style-name="List_20_Paragraph" style:list-style-name="WWNum24"/>
    <style:style style:name="P39" style:family="paragraph" style:parent-style-name="List_20_Paragraph" style:list-style-name="WWNum41">
      <style:text-properties fo:font-style="italic" style:font-style-asian="italic"/>
    </style:style>
    <style:style style:name="P40" style:family="paragraph" style:parent-style-name="List_20_Paragraph" style:list-style-name="WWNum46"/>
    <style:style style:name="P41" style:family="paragraph" style:parent-style-name="List_20_Paragraph" style:list-style-name="WWNum45">
      <style:paragraph-properties fo:margin-left="0.63cm" fo:margin-right="0cm" fo:text-indent="-0.63cm" style:auto-text-indent="false">
        <style:tab-stops/>
      </style:paragraph-properties>
      <style:text-properties fo:font-style="italic" style:font-style-asian="italic"/>
    </style:style>
    <style:style style:name="P42" style:family="paragraph" style:parent-style-name="Table_20_Contents" style:list-style-name="L1">
      <style:paragraph-properties fo:text-align="justify" style:justify-single-word="false"/>
    </style:style>
    <style:style style:name="P43" style:family="paragraph" style:parent-style-name="Table_20_Contents" style:list-style-name="L2">
      <style:paragraph-properties fo:text-align="justify" style:justify-single-word="false"/>
    </style:style>
    <style:style style:name="P44" style:family="paragraph" style:parent-style-name="Table_20_Contents" style:list-style-name="L3">
      <style:paragraph-properties fo:text-align="justify" style:justify-single-word="false"/>
    </style:style>
    <style:style style:name="P45" style:family="paragraph" style:parent-style-name="Table_20_Contents" style:list-style-name="L4">
      <style:paragraph-properties fo:text-align="justify" style:justify-single-word="false"/>
    </style:style>
    <style:style style:name="P46" style:family="paragraph" style:parent-style-name="Table_20_Contents" style:list-style-name="L5">
      <style:paragraph-properties fo:text-align="justify" style:justify-single-word="false"/>
    </style:style>
    <style:style style:name="P47" style:family="paragraph" style:parent-style-name="Table_20_Contents" style:list-style-name="L6">
      <style:paragraph-properties fo:text-align="justify" style:justify-single-word="false"/>
    </style:style>
    <style:style style:name="P48" style:family="paragraph" style:parent-style-name="Table_20_Contents" style:list-style-name="L7">
      <style:paragraph-properties fo:text-align="justify" style:justify-single-word="false"/>
    </style:style>
    <style:style style:name="P49" style:family="paragraph" style:parent-style-name="Table_20_Contents" style:list-style-name="L8">
      <style:paragraph-properties fo:text-align="justify" style:justify-single-word="false"/>
    </style:style>
    <style:style style:name="P50" style:family="paragraph" style:parent-style-name="Table_20_Contents" style:list-style-name="L9">
      <style:paragraph-properties fo:text-align="justify" style:justify-single-word="false"/>
    </style:style>
    <style:style style:name="P51" style:family="paragraph" style:parent-style-name="Table_20_Contents" style:list-style-name="L10">
      <style:paragraph-properties fo:text-align="justify" style:justify-single-word="false"/>
    </style:style>
    <style:style style:name="P52" style:family="paragraph" style:parent-style-name="Table_20_Contents" style:list-style-name="L11">
      <style:paragraph-properties fo:text-align="justify" style:justify-single-word="false"/>
    </style:style>
    <style:style style:name="P53" style:family="paragraph" style:parent-style-name="Table_20_Contents" style:list-style-name="L12">
      <style:paragraph-properties fo:text-align="justify" style:justify-single-word="false"/>
    </style:style>
    <style:style style:name="P54" style:family="paragraph" style:parent-style-name="Table_20_Contents" style:list-style-name="L13">
      <style:paragraph-properties fo:text-align="justify" style:justify-single-word="false"/>
    </style:style>
    <style:style style:name="P55" style:family="paragraph">
      <style:paragraph-properties style:writing-mode="lr-tb" style:font-independent-line-spacing="false"/>
    </style:style>
    <style:style style:name="T1" style:family="text">
      <style:text-properties style:language-asian="it" style:country-asian="IT" style:language-complex="ar" style:country-complex="SA"/>
    </style:style>
    <style:style style:name="T2" style:family="text">
      <style:text-properties fo:font-size="18pt" fo:font-weight="bold" style:font-size-asian="18pt" style:font-weight-asian="bold"/>
    </style:style>
    <style:style style:name="T3" style:family="text">
      <style:text-properties fo:font-size="18pt" style:font-size-asian="18pt"/>
    </style:style>
    <style:style style:name="T4" style:family="text">
      <style:text-properties fo:font-style="italic" style:font-style-asian="italic"/>
    </style:style>
    <style:style style:name="T5" style:family="text">
      <style:text-properties fo:font-weight="bold" style:font-weight-asian="bold"/>
    </style:style>
    <style:style style:name="fr1" style:family="graphic" style:parent-style-name="Graphics">
      <style:graphic-properties style:wrap="parallel" style:number-wrapped-paragraphs="no-limit" style:wrap-contour="false" style:vertical-pos="from-top" style:vertical-rel="page"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000000" draw:opacity="100%" draw:textarea-horizontal-align="left" draw:textarea-vertical-align="top" draw:auto-grow-height="false" draw:auto-grow-width="false"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il_fi" text:anchor-type="paragraph" svg:x="0cm" svg:y="0cm" svg:width="8.714cm" style:rel-width="scale" svg:height="8.574cm" style:rel-height="scale" draw:z-index="8"><draw:image/></draw:frame><draw:frame draw:style-name="fr1" draw:name="Picture 6" text:anchor-type="paragraph" svg:x="0cm" svg:y="0cm" svg:width="13.227cm" style:rel-width="scale" svg:height="16.402cm" style:rel-height="scale" draw:z-index="2"><draw:image/></draw:frame><draw:frame draw:style-name="fr1" draw:name="Picture 5" text:anchor-type="paragraph" svg:x="0cm" svg:y="0cm" svg:width="13.227cm" style:rel-width="scale" svg:height="15.079cm" style:rel-height="scale" draw:z-index="4"><draw:image/></draw:frame><draw:frame draw:style-name="fr1" draw:name="Picture 7" text:anchor-type="paragraph" svg:x="0cm" svg:y="0cm" svg:width="4.232cm" style:rel-width="scale" svg:height="14.021cm" style:rel-height="scale" draw:z-index="6"><draw:image/></draw:frame><draw:custom-shape text:anchor-type="paragraph" draw:z-index="7" draw:name="Flowchart: Decision 2" draw:style-name="gr1" draw:text-style-name="P55" svg:width="16.511cm" svg:height="0.124cm" svg:x="0cm" svg:y="0cm"><text:p/><draw:enhanced-geometry svg:viewBox="0 0 21600 21600" draw:text-areas="?f27 ?f29 ?f28 ?f30" draw:glue-points="?f21 ?f22 ?f23 ?f24 ?f21 ?f25 ?f26 ?f24" draw:type="non-primitive" draw:enhanced-path="M ?f8 ?f10 L ?f10 ?f8 ?f9 ?f10 ?f10 ?f9 ?f8 ?f1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5400 * ?f6"/><draw:equation draw:name="f12" draw:formula="16200 * ?f6"/><draw:equation draw:name="f13" draw:formula="16200 * ?f7"/><draw:equation draw:name="f14" draw:formula="5400 * ?f7"/><draw:equation draw:name="f15" draw:formula="10800 * ?f6"/><draw:equation draw:name="f16" draw:formula="0 * ?f7"/><draw:equation draw:name="f17" draw:formula="0 * ?f6"/><draw:equation draw:name="f18" draw:formula="10800 * ?f7"/><draw:equation draw:name="f19" draw:formula="21600 * ?f7"/><draw:equation draw:name="f20" draw:formula="21600 * ?f6"/><draw:equation draw:name="f21" draw:formula="?f15 / ?f6"/><draw:equation draw:name="f22" draw:formula="?f16 / ?f7"/><draw:equation draw:name="f23" draw:formula="?f17 / ?f6"/><draw:equation draw:name="f24" draw:formula="?f18 / ?f7"/><draw:equation draw:name="f25" draw:formula="?f19 / ?f7"/><draw:equation draw:name="f26" draw:formula="?f20 / ?f6"/><draw:equation draw:name="f27" draw:formula="?f11 / ?f6"/><draw:equation draw:name="f28" draw:formula="?f12 / ?f6"/><draw:equation draw:name="f29" draw:formula="?f14 / ?f7"/><draw:equation draw:name="f30" draw:formula="?f13 / ?f7"/></draw:enhanced-geometry></draw:custom-shape><text:soft-page-break/><text:span text:style-name="Default_20_Paragraph_20_Font"><text:span text:style-name="T1"><draw:frame draw:style-name="fr2" draw:name="Picture 1" text:anchor-type="as-char" svg:y="0cm" svg:width="8.712cm" style:rel-width="scale" svg:height="8.573cm" style:rel-height="scale" draw:z-index="0"><draw:image/><svg:title>http://www.scienzeregionali.it/urbtec/Immagini/logo_poli.jpg</svg:title></draw:frame></text:span></text:span></text:p>
      <text:p text:style-name="P24">Progetto di Ingegneria del Software 2</text:p>
      <text:p text:style-name="P25">SWIMv2</text:p>
      <text:p text:style-name="P26">Requirements Analysis Specification Document</text:p>
      <text:p text:style-name="P27"/>
      <text:p text:style-name="P28">A.A. 2012/2013</text:p>
      <text:p text:style-name="Contents_20_Heading"><text:span text:style-name="Default_20_Paragraph_20_Font"><text:span text:style-name="T2">Autori</text:span></text:span><text:span text:style-name="Default_20_Paragraph_20_Font"><text:span text:style-name="T3">: Emanuele Uliana, Gabriele Rufolo, Walter Rubino</text:span></text:span><text:span text:style-name="Default_20_Paragraph_20_Font"><text:span text:style-name="T3"><text:line-break/></text:span></text:span><text:span text:style-name="Default_20_Paragraph_20_Font"><text:span text:style-name="T2">Docente</text:span></text:span><text:span text:style-name="Default_20_Paragraph_20_Font"><text:span text:style-name="T3">: </text:span></text:span><text:span text:style-name="Default_20_Paragraph_20_Font"><text:span text:style-name="T3">Prof.ssa Raffaela Mirandola</text:span></text:span></text:p>
      <text:h text:style-name="P18" text:outline-level="1"><text:bookmark-start text:name="_Toc340769562"/><text:bookmark-start text:name="__RefHeading__659_1510246659"/>Descrizione del problema<text:bookmark-end text:name="_Toc340769562"/><text:bookmark-end text:name="__RefHeading__659_1510246659"/></text:h>
      <text:p text:style-name="Standard">Si vuol sviluppare un social network che consenta agli utenti di aiutarsi reciprocamente inviando richieste di supporto e/o fornendo egli stesso aiuto.</text:p>
      <text:p text:style-name="Standard">L’utente non registrato (<text:span text:style-name="Default_20_Paragraph_20_Font"><text:span text:style-name="T4">ospite</text:span></text:span>) ha la sola facoltà di lettura dei quesiti, delle risposte e delle soluzioni ma senza possibilità di interagire con alcuno dei soggetti interessati.</text:p>
      <text:p text:style-name="Standard">Il sistema deve permettere la creazione di nuovi utenti tramite l’immissione di credenziali di accesso quali l’email e la password. Una volta registrato l’utente potrà non solo leggere le risposte ai problemi già noti (pubblicati da terzi) ma anche contribuire sia alla soluzione del problema sia ponendo nuove domande.</text:p>
      <text:p text:style-name="Standard">Il sistema implementa anche un sistema di gestione dei feedback con il quale è possibile valutare l’operato di chi ha fornito aiuto creando così un forte ed efficiente sistema di collaborazione.</text:p>
      <text:p text:style-name="Standard">I quesiti possono essere posti sia in privato tramite l’utilizzo di messaggi privati tra due utenti che immissione di domande nella bacheca pubblica e quindi visibile da tutti gli internauti (anche ai non registrati, vedi sopra).</text:p>
      <text:p text:style-name="Standard"/>
      <text:p text:style-name="P29">Indice</text:p>
      <text:table-of-content text:style-name="Sect1" text:name="_TOC0">
        <text:table-of-content-source text:outline-level="3" text:use-index-marks="false">
          <text:index-title-template text:style-name="Contents_20_Heading">Indice generale</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text:a xlink:type="simple" xlink:href="#__RefHeading__659_1510246659" office:target-frame-name="_top" xlink:show="replace">Descrizione del problema<text:tab/>2</text:a></text:p>
          <text:p text:style-name="P2"><text:a xlink:type="simple" xlink:href="#__RefHeading__661_1510246659" office:target-frame-name="_top" xlink:show="replace">1. Introduzione<text:tab/>4</text:a></text:p>
          <text:p text:style-name="P3"><text:a xlink:type="simple" xlink:href="#__RefHeading__663_1510246659" office:target-frame-name="_top" xlink:show="replace">1.1.Glossario<text:tab/>4</text:a></text:p>
          <text:p text:style-name="P3"><text:a xlink:type="simple" xlink:href="#__RefHeading__665_1510246659" office:target-frame-name="_top" xlink:show="replace">1.2.Obiettivi<text:tab/>5</text:a></text:p>
          <text:p text:style-name="P2"><text:a xlink:type="simple" xlink:href="#__RefHeading__667_1510246659" office:target-frame-name="_top" xlink:show="replace">2.La piattaforma SWIMv2<text:tab/>6</text:a></text:p>
          <text:p text:style-name="P3"><text:a xlink:type="simple" xlink:href="#__RefHeading__669_1510246659" office:target-frame-name="_top" xlink:show="replace">2.1.Identificazione degli attori<text:tab/>6</text:a></text:p>
          <text:p text:style-name="P2"><text:a xlink:type="simple" xlink:href="#__RefHeading__671_1510246659" office:target-frame-name="_top" xlink:show="replace">3.Considerazioni preliminari<text:tab/>7</text:a></text:p>
          <text:p text:style-name="P2"><text:a xlink:type="simple" xlink:href="#__RefHeading__673_1510246659" office:target-frame-name="_top" xlink:show="replace">4.Specifiche funzionali<text:tab/>8</text:a></text:p>
          <text:p text:style-name="P2"><text:a xlink:type="simple" xlink:href="#__RefHeading__675_1510246659" office:target-frame-name="_top" xlink:show="replace">5.Specifiche non funzionali<text:tab/>9</text:a></text:p>
          <text:p text:style-name="P2"><text:a xlink:type="simple" xlink:href="#__RefHeading__677_1510246659" office:target-frame-name="_top" xlink:show="replace">6.Identificazione degli scenari<text:tab/>10</text:a></text:p>
          <text:p text:style-name="P2"><text:a xlink:type="simple" xlink:href="#__RefHeading__679_1510246659" office:target-frame-name="_top" xlink:show="replace">7.Modello UML<text:tab/>11</text:a></text:p>
          <text:p text:style-name="P3"><text:a xlink:type="simple" xlink:href="#__RefHeading__681_1510246659" office:target-frame-name="_top" xlink:show="replace">7.1.Sequence diagram<text:tab/>12</text:a></text:p>
          <text:p text:style-name="P3"><text:a xlink:type="simple" xlink:href="#__RefHeading__683_1510246659" office:target-frame-name="_top" xlink:show="replace">7.2.Statechart<text:tab/>13</text:a></text:p>
          <text:p text:style-name="P2"><text:a xlink:type="simple" xlink:href="#__RefHeading__685_1510246659" office:target-frame-name="_top" xlink:show="replace">8.Modello Alloy<text:tab/>13</text:a></text:p>
          <text:p text:style-name="P2"><text:a xlink:type="simple" xlink:href="#__RefHeading__687_1510246659" office:target-frame-name="_top" xlink:show="replace">9.Strumenti utilizzati<text:tab/>13</text:a></text:p>
        </text:index-body>
      </text:table-of-content>
      <text:p text:style-name="Standard"><text:a xlink:type="simple" xlink:href="#_Toc340769562" office:target-frame-name="_top" xlink:show="replace"/></text:p>
      <text:p text:style-name="Standard"/>
      <text:list xml:id="list10181574581" text:style-name="WWNum1">
        <text:list-item text:start-value="1">
          <text:p text:style-name="P19"><text:bookmark-start text:name="__RefHeading__661_1510246659"/><text:s/><text:bookmark-start text:name="_Toc340769563"/>Introduzione<text:bookmark-end text:name="__RefHeading__661_1510246659"/><text:bookmark-end text:name="_Toc340769563"/></text:p>
        </text:list-item>
      </text:list>
      <text:list xml:id="list66488417" text:style-name="WWNum3">
        <text:list-item text:start-value="1">
          <text:p text:style-name="P30"><text:bookmark-start text:name="_Toc340769564"/><text:bookmark-start text:name="__RefHeading__663_1510246659"/>Glossario<text:bookmark-end text:name="_Toc340769564"/><text:bookmark-end text:name="__RefHeading__663_1510246659"/></text:p>
        </text:list-item>
      </text:list>
      <text:p text:style-name="Standard">Al fine di migliorare la comprensione del seguente documento si riportano qui sotto alcune tra le principali definizioni dei termini usati all’interno dello stesso:</text:p>
      <text:list xml:id="list1442641270" text:style-name="WWNum25">
        <text:list-item>
          <text:p text:style-name="P34"><text:span text:style-name="Default_20_Paragraph_20_Font"><text:span text:style-name="T5">Abilità</text:span></text:span>:</text:p>
        </text:list-item>
      </text:list>
      <text:p text:style-name="List_20_Paragraph">è un abilità posseduta dall’utente e può riferirsi ad esempio a conoscenze in ambito culinario, sportivo, professionale, accademico, scolastico, hobbistico etc.</text:p>
      <text:list xml:id="list811968034" text:continue-numbering="true" text:style-name="WWNum25">
        <text:list-item>
          <text:p text:style-name="P34"><text:span text:style-name="Default_20_Paragraph_20_Font"><text:span text:style-name="T5">Account</text:span></text:span>: vedi <text:span text:style-name="Default_20_Paragraph_20_Font"><text:span text:style-name="T4">profilo</text:span></text:span></text:p>
        </text:list-item>
        <text:list-item>
          <text:p text:style-name="P34"><text:span text:style-name="Default_20_Paragraph_20_Font"><text:span text:style-name="T5">Argomento</text:span></text:span>: vedi <text:span text:style-name="Default_20_Paragraph_20_Font"><text:span text:style-name="T4">thread</text:span></text:span></text:p>
        </text:list-item>
        <text:list-item>
          <text:p text:style-name="P34"><text:span text:style-name="Default_20_Paragraph_20_Font"><text:span text:style-name="T5">Bacheca</text:span></text:span>:</text:p>
        </text:list-item>
      </text:list>
      <text:p text:style-name="List_20_Paragraph">con bacheca intendiamo l’insieme totale dei messaggi pubblici presenti sulla piattaforma SWIMv2 divisi per categorie e contenenti thread</text:p>
      <text:list xml:id="list1185008711" text:continue-numbering="true" text:style-name="WWNum25">
        <text:list-item>
          <text:p text:style-name="P34"><text:span text:style-name="Default_20_Paragraph_20_Font"><text:span text:style-name="T5">Messaggio privato</text:span></text:span>:</text:p>
        </text:list-item>
      </text:list>
      <text:p text:style-name="List_20_Paragraph">è uno strumento che consente agli utenti di inviarsi messaggi tra loro privatamente per chiedere aiuto e/o rispondere a richieste di aiuto ricevute</text:p>
      <text:list xml:id="list685941229" text:continue-numbering="true" text:style-name="WWNum25">
        <text:list-item>
          <text:p text:style-name="P34"><text:span text:style-name="Default_20_Paragraph_20_Font"><text:span text:style-name="T5">Feedback</text:span></text:span>:<text:line-break/>è la possibilità di esprimere un giudizio sull’operato di un utente</text:p>
        </text:list-item>
        <text:list-item>
          <text:p text:style-name="P34"><text:span text:style-name="Default_20_Paragraph_20_Font"><text:span text:style-name="T5">Post</text:span></text:span>:<text:line-break/>è il singolo messaggio scritto da un utente, esso può contenere un domanda, un messaggio di risposta o anche una soluzione</text:p>
        </text:list-item>
        <text:list-item>
          <text:p text:style-name="P34"><text:span text:style-name="Default_20_Paragraph_20_Font"><text:span text:style-name="T5">Profilo</text:span></text:span>:<text:line-break/>è l’insieme delle informazioni presenti nel sistema relative ad un determinato utente. Comprende il nome e cognome, un indirizzo email per effettuare l’accesso e per essere contattato, un feedback assegnatogli dagli utenti del sistema, un’immagine di profilo</text:p>
        </text:list-item>
        <text:list-item>
          <text:p text:style-name="P34"><text:span text:style-name="Default_20_Paragraph_20_Font"><text:span text:style-name="T5">Thread</text:span></text:span>:<text:line-break/>contiene il quesito posto dall’utente in bacheca, con i post di risposta e la soluzione (se esiste)</text:p>
        </text:list-item>
      </text:list>
      <text:p text:style-name="Standard"/>
      <text:list xml:id="list817880886" text:style-name="WWNum3">
        <text:list-item>
          <text:p text:style-name="P32"><text:bookmark-start text:name="_Toc340769565"/><text:bookmark-start text:name="__RefHeading__665_1510246659"/>Obiettivi<text:bookmark-end text:name="_Toc340769565"/><text:bookmark-end text:name="__RefHeading__665_1510246659"/></text:p>
        </text:list-item>
      </text:list>
      <text:p text:style-name="Standard">La piattaforma sviluppata ha per obiettivi:</text:p>
      <text:list xml:id="list1220557196" text:style-name="WWNum29">
        <text:list-item>
          <text:p text:style-name="P35">Fornire una piattaforma di supporto agli utenti</text:p>
        </text:list-item>
        <text:list-item>
          <text:p text:style-name="P35">Valutare l’operato degli utenti con il sistema del feedback</text:p>
        </text:list-item>
        <text:list-item>
          <text:p text:style-name="P35">Condividere conoscenze e quindi creare collaborazione tra gli internauti</text:p>
        </text:list-item>
        <text:list-item>
          <text:p text:style-name="P35">Garantire l’iscrizione da parte di nuovi utenti</text:p>
        </text:list-item>
        <text:list-item>
          <text:p text:style-name="P35">Possibilità di immettere nel sistema nuove abilità</text:p>
        </text:list-item>
        <text:list-item>
          <text:p text:style-name="P35">Consentire agli utenti non registrati l’accesso al sistema in sola lettura</text:p>
        </text:list-item>
        <text:list-item>
          <text:p text:style-name="P35">Favorire la collaborazione tra utenti (con suggerimenti di amicizie)</text:p>
        </text:list-item>
      </text:list>
      <text:p text:style-name="Standard"/>
      <text:list xml:id="list337055650" text:style-name="WWNum4">
        <text:list-item text:start-value="2">
          <text:p text:style-name="P20"><text:bookmark-start text:name="_Toc340769566"/><text:bookmark-start text:name="__RefHeading__667_1510246659"/>La piattaforma SWIMv2<text:bookmark-end text:name="_Toc340769566"/><text:bookmark-end text:name="__RefHeading__667_1510246659"/></text:p>
        </text:list-item>
      </text:list>
      <text:p text:style-name="Standard">Il nuovo sistema realizzato consiste in una piattaforma web accessibile dai vari utenti via Web che offrirà servizi mirati alle varie tipologie di uteti collegati.</text:p>
      <text:p text:style-name="Standard">I membri del sistema hanno facoltà di accedere alla pagina del proprio profilo, aggiornare i propri dati, leggere i messaggi privati, rispondere alle richieste di supporto, scrivere in bacheca, valutare gli altri utenti con un feedback. Possono anche, in base al gruppo di appartenenza, visionare le richieste d’inserimento di nuove abilità e poter decidere se accettarle o meno.</text:p>
      <text:p text:style-name="Standard">Il sistema mette inoltre a disposizione un meccanismo di <text:span text:style-name="Default_20_Paragraph_20_Font"><text:span text:style-name="T4">friends suggestion</text:span></text:span> con il quale i membri possono suggerire nuove amicizie ai propri contatti.</text:p>
      <text:list xml:id="list321740123" text:continue-numbering="true" text:style-name="WWNum4">
        <text:list-item>
          <text:list>
            <text:list-item>
              <text:p text:style-name="P31"><text:bookmark-start text:name="_Toc340769567"/><text:bookmark-start text:name="__RefHeading__669_1510246659"/>Identificazione degli attori<text:bookmark-end text:name="_Toc340769567"/><text:bookmark-end text:name="__RefHeading__669_1510246659"/></text:p>
            </text:list-item>
          </text:list>
        </text:list-item>
      </text:list>
      <text:p text:style-name="Standard">Dopo un’accurata analisi del problema si è provveduto a determinare i protagonisti principali del sistema e le relative funzionalità, riportate qui di seguito:</text:p>
      <text:list xml:id="list1729159687" text:style-name="WWNum9">
        <text:list-item text:start-value="1">
          <text:p text:style-name="P36"><text:span text:style-name="Default_20_Paragraph_20_Font"><text:span text:style-name="T4">Ospite</text:span></text:span>: Non ha alcun potere di interagire attivamente con il sistema, può solamente cercare nella bacheca pubblica i quesiti (con relative risposte) condivise da altri utenti con lo stesso problema o quantomeno simile.<text:line-break/></text:p>
        </text:list-item>
        <text:list-item>
          <text:p text:style-name="P36"><text:span text:style-name="Default_20_Paragraph_20_Font"><text:span text:style-name="T4">Utente registrato</text:span></text:span>: Usa il sistema per inviare nuove richieste di supporto e per interagire con gli altri utenti. Può formulare domande sia sulla bacheca pubblica che inviare messaggi privati agli altri utenti. Ha facoltà di rispondere alle domande poste dagli altri utenti, può accettare nuove richieste di amicizia, inviarne di nuove e suggerire nuove abilità all’amministratore di sistema. Ha facoltà di valutare gli altri utenti tramite un sistema di feedback.<text:line-break/></text:p>
        </text:list-item>
        <text:list-item>
          <text:p text:style-name="P36"><text:span text:style-name="Default_20_Paragraph_20_Font"><text:span text:style-name="T4">Amministratore</text:span></text:span>: Ha il controllo sul sistema. Può aggiungere o rimuovere abilità, accettare o rifiutare richieste di nuove funzionalità.</text:p>
        </text:list-item>
      </text:list>
      <text:p text:style-name="Standard"/>
      <text:list xml:id="list75601030" text:style-name="WWNum4">
        <text:list-item>
          <text:p text:style-name="P20"><text:bookmark-start text:name="_Toc340769568"/><text:bookmark-start text:name="__RefHeading__671_1510246659"/>Considerazioni preliminari<text:bookmark-end text:name="_Toc340769568"/><text:bookmark-end text:name="__RefHeading__671_1510246659"/></text:p>
        </text:list-item>
      </text:list>
      <text:p text:style-name="Standard">Nella specifica in nostro possesso sono state rilevate alcune lacune e imprecisioni riguardo le funzionalità del sistema.</text:p>
      <text:p text:style-name="Standard">Qui di seguito esporremo le assunzioni da noi fatte per ovviare a tali ambiguità.</text:p>
      <text:list xml:id="list588859559" text:style-name="WWNum39">
        <text:list-item>
          <text:p text:style-name="P37"><text:span text:style-name="Default_20_Paragraph_20_Font"><text:span text:style-name="T4">Interazioni tra utenti</text:span></text:span>: abbiamo assunto che tale attività potesse avvenire tramite una bacheca pubblica o tramite messaggi privati.</text:p>
        </text:list-item>
        <text:list-item>
          <text:p text:style-name="P37"><text:span text:style-name="Default_20_Paragraph_20_Font"><text:span text:style-name="T4">Suddivisione dei messaggi</text:span></text:span>: ogni singolo messaggio (<text:span text:style-name="Default_20_Paragraph_20_Font"><text:span text:style-name="T4">post</text:span></text:span>) ha un suo contenitore padre (<text:span text:style-name="Default_20_Paragraph_20_Font"><text:span text:style-name="T4">thread</text:span></text:span>) il quale identifica l’argomento trattato. Il thread può essere stato pubblicato o sulla bacheca pubblica o sulla casella messaggi privati di un utente.</text:p>
        </text:list-item>
        <text:list-item>
          <text:p text:style-name="P37"><text:span text:style-name="Default_20_Paragraph_20_Font"><text:span text:style-name="T4">Richieste di amicizia</text:span></text:span>: uno tra gli aspetti sicuramente più ambigui e probabilmente errati presenti nella specifica è certamente quello concernente la gestione delle amicizie; l’esistenza di un’amicizia di classe “A” e una “B” risulta non solo di dubbia definizione ma anche totalmente inutile.</text:p>
        </text:list-item>
        <text:list-item>
          <text:p text:style-name="P37"><text:span text:style-name="Default_20_Paragraph_20_Font"><text:span text:style-name="T4">Coerenza di dominio</text:span></text:span>: Si precisa infine che non è possibile suggerire a un proprio amico di stringere amicizia con un contatto non presente nella propria cerchia di contatti.</text:p>
        </text:list-item>
        <text:list-item>
          <text:p text:style-name="P37"><text:span text:style-name="Default_20_Paragraph_20_Font"><text:span text:style-name="T4">Ricerca degli uten</text:span></text:span><text:span text:style-name="Default_20_Paragraph_20_Font"><text:span text:style-name="T4">ti</text:span></text:span>: si può effettuare la ricerca all’interno della piattaforma per abilità possedute dai membri e/o per nickname.</text:p>
        </text:list-item>
        <text:list-item>
          <text:p text:style-name="P37"><text:span text:style-name="Default_20_Paragraph_20_Font"><text:span text:style-name="T4">Ricerca degli argomenti</text:span></text:span>: si possono individuare i thread tramite una ricerca basata sulla categoria appartenente o direttamente tramite il titolo.</text:p>
        </text:list-item>
        <text:list-item>
          <text:p text:style-name="P37"><text:span text:style-name="Default_20_Paragraph_20_Font"><text:span text:style-name="T4">Definizione delle abilità</text:span></text:span>: il sistema è dotato di un insieme di abilità predefinite che può essere arricchito grazie ai suggerimenti dei membri tramite un’esatta procedura.</text:p>
        </text:list-item>
        <text:list-item>
          <text:p text:style-name="P37"><text:span text:style-name="Default_20_Paragraph_20_Font"><text:span text:style-name="T4">Gestione delle categorie</text:span></text:span>: gli amministratori possono creare, rinominare, eliminare categorie; Le categorie hanno nomi quali “Informatica”, “Motori”, “Hobbistica” e così via.</text:p>
        </text:list-item>
        <text:list-item>
          <text:p text:style-name="P37"><text:span text:style-name="Default_20_Paragraph_20_Font"><text:span text:style-name="T4">Stato dei thread</text:span></text:span>: i messaggi presenti in bacheca hanno uno stato che può essere “Attivo”, “Risolto”, “Invalido” ed una relativa icona, ogni amministratore può cambiare lo stato in qualsiasi momento. Un thread può inoltre risultare “Aperto” o “Chiuso” cioè vi è la possibilità di continuare una discussione o meno.</text:p>
        </text:list-item>
      </text:list>
      <text:list xml:id="list178858166" text:style-name="WWNum4">
        <text:list-item>
          <text:p text:style-name="P20"><text:bookmark-start text:name="_Toc340769569"/><text:bookmark-start text:name="__RefHeading__673_1510246659"/>Specifiche funzionali<text:bookmark-end text:name="_Toc340769569"/><text:bookmark-end text:name="__RefHeading__673_1510246659"/></text:p>
        </text:list-item>
      </text:list>
      <text:p text:style-name="Standard">Vengono riportate qui di seguito alcune specifiche che consentono il mantenimento dei requisiti da parte della piattaforma sviluppata:</text:p>
      <text:list xml:id="list215430356" text:style-name="WWNum24">
        <text:list-item>
          <text:p text:style-name="P38">Gli amministratori hanno l’abilità di aggiungere nuove abilità tra quelle predefinite, approvare richieste (ricevute dagli utenti) di inserimento di nuove abilità</text:p>
        </text:list-item>
        <text:list-item>
          <text:p text:style-name="P38">Le abilità inserite da un amministratore nel sistema saranno visibili a tutti gli utenti che potranno decidere se abilitarle o meno sul loro profilo</text:p>
        </text:list-item>
        <text:list-item>
          <text:p text:style-name="P38">Gli amministratori hanno un superset di abilità rispetto a quello posseduto dagli utenti registrati. Essi infatti possono svolgere tutte le azioni che svolgono quest’ultimi: rispondere a richieste di aiuto, inviare e ricevere feedback etc.</text:p>
        </text:list-item>
        <text:list-item>
          <text:p text:style-name="P38">Ogni utente registrato può richiedere aiuto pubblicamente (sulla bacheca) o privatamente (via messaggio privato)</text:p>
        </text:list-item>
        <text:list-item>
          <text:p text:style-name="P38">Un utente può suggerire ad un suo amico di stringere amicizia con un terzo</text:p>
        </text:list-item>
        <text:list-item>
          <text:p text:style-name="P38">L’utente possono definire il proprio set di abilità scegliendo tra quelli predefiniti</text:p>
        </text:list-item>
        <text:list-item>
          <text:p text:style-name="P38">Ogni utente può proporre nuove abilità da inserire anche qualora non siano già presenti tra quelle predefinite dal sistema</text:p>
        </text:list-item>
        <text:list-item>
          <text:p text:style-name="P38">L’utente può pubblicare un feedback sull’aiuto ricevuto</text:p>
        </text:list-item>
        <text:list-item>
          <text:p text:style-name="P38">Ogni utente può inviare o rispondere a richieste di amicizia</text:p>
        </text:list-item>
        <text:list-item>
          <text:p text:style-name="P38">Ogni ospite può cercare risposte ai suoi problemi senza però poter scrivere</text:p>
        </text:list-item>
        <text:list-item>
          <text:p text:style-name="P38">Ogni problema ha un autore, un insieme di risposte e di soluzioni proposte e un stato che può essere Attivo, Invalido, Risolto</text:p>
        </text:list-item>
        <text:list-item>
          <text:p text:style-name="P38">Ogni profilo contiene: il nome dell’utente, una casella di messaggi privati, un indicatore di punteggio relativo al feedback ricevuto</text:p>
        </text:list-item>
        <text:list-item>
          <text:p text:style-name="P38">Ogni utente può cancellare il suo profilo in qualsiasi momento ma i messaggi pubblici, le relative risposte e la soluzioni non verranno rimossi restando così visibili</text:p>
        </text:list-item>
      </text:list>
      <text:p text:style-name="Standard"/>
      <text:list xml:id="list1408224208" text:style-name="WWNum4">
        <text:list-item>
          <text:p text:style-name="P20"><text:bookmark-start text:name="_Toc340769570"/><text:bookmark-start text:name="__RefHeading__675_1510246659"/>Specifiche non funzionali<text:bookmark-end text:name="_Toc340769570"/><text:bookmark-end text:name="__RefHeading__675_1510246659"/></text:p>
        </text:list-item>
      </text:list>
      <text:p text:style-name="Standard">Sistema usato per il backup, gruppo di continuità…</text:p>
      <text:p text:style-name="Standard">fornire un’interfaccia aggiuntiva a quella degli utenti registrati nella quale è possibile visionare le richieste di inserimento di nuove abilità e poter decidere se accettarle o meno.</text:p>
      <text:p text:style-name="Standard"/>
      <text:list xml:id="list1961962784" text:continue-numbering="true" text:style-name="WWNum4">
        <text:list-item>
          <text:p text:style-name="P20"><text:bookmark-start text:name="_Toc340769571"/><text:bookmark-start text:name="__RefHeading__677_1510246659"/>Identificazione degli scenari<text:bookmark-end text:name="_Toc340769571"/><text:bookmark-end text:name="__RefHeading__677_1510246659"/></text:p>
        </text:list-item>
      </text:list>
      <text:p text:style-name="Text_20_body"/>
      <text:p text:style-name="P4">Scenario: un utente si registra con l'intenzione di cercare aiuto</text:p>
      <text:p text:style-name="P4">Attori: Cloud Strife</text:p>
      <text:p text:style-name="P7">Cloud Strife è un appassionato di spade antiche e ha intenzione di iscriversi a SWIMv2 per trovare un arrotino che possa fare il filo alla sua “buster sword”. Di conseguenza segue la procedura guidata <text:s/>e completa la registrazione; in particolare risulta residente a Nibelheim e il suo set di abilità include “negoziazioni con le compagnie energetiche”, “maestro di scherma (specialità spada)” e “superatleta”.</text:p>
      <text:p text:style-name="P7"/>
      <text:p text:style-name="P7">Scenario: un utente dà un feedback negativo</text:p>
      <text:p text:style-name="P7">Attori: Felice Evacuo, Edward Late</text:p>
      <text:p text:style-name="P7">L'utente Felice Evacuo ha richesto tramite messaggio un aiuto al suo amico inglese Edward Late, ma quest'ultimo per un mese non si è fatto sentire; di conseguenza il signor Evacuo decide di assegnare a mr Late un feedback negativo tramite l'apposita funzionalità presente sulla pagina personale di quest'ultimo.</text:p>
      <text:p text:style-name="P7"/>
      <text:p text:style-name="P7">Scenario: un utente risponde ad una richiesta di aiuto</text:p>
      <text:p text:style-name="P7">Attori: Gabriel Zufolo, Orazio Cane</text:p>
      <text:p text:style-name="P7">L'utente Gabriel Zufolo, appassionato di musica ha ricevuto una richesta di aiuto da parte del suo amico Orazio Cane, un commissario di polizia che è da qualche mese sulle tracce di una banda. Tale banda, con la copertura dei concerti da essa tenuti, in realtà permette a dei complici di svaligiare le case degli ignari spettatori. Cane ha chiesto a Zufolo di dargli delle lezioni di flauto per potersi infiltrare nella banda come musicista e investigare. Zufolo risponde e si dichiara disponibile a collaborare con la polizia, lasciando il proprio numero di telefono per ulteriori contatti.</text:p>
      <text:p text:style-name="P7"/>
      <text:p text:style-name="P7"/>
      <text:p text:style-name="P7">Scenario: un team di specialisti hardware cerca un esperto in compilatori</text:p>
      <text:p text:style-name="P7">Attori: Bobby Bianchetti e Stephen Ricci</text:p>
      <text:p text:style-name="P7">Bobby Bianchetti, specialista in microprocessori, in particolare ricercatore sulle pipeline, decide di integrare nel suo gruppo anche uno specialista in compilatori. Egli, in quanto non è registrato su SWIM, pubblica sulla bacheca un messaggio in cui chiede a chiunque sia esperto in compilazione e sia interessato alla proposta di lavoro contenuta nel corpo del post di rispondere e lasciare un recapito per essere ricontattati. Stephen Ricci, brillante neolaureato in Ingegneria Informatica al Politecnico di Milano con 110 e lode, ritiene di essere interessato e risponde con un messaggio sempre sulla bacheca pubblica.</text:p>
      <text:p text:style-name="P7"/>
      <text:p text:style-name="P7"/>
      <text:p text:style-name="P7"/>
      <text:p text:style-name="P7"><text:soft-page-break/>Scenario: un calciatore tedesco cerca un preparatore atletico per la riabilitazione dopo l'ennesimo infortunio</text:p>
      <text:p text:style-name="P7">Attori: Thomas Strunz, Johannes Trapp</text:p>
      <text:p text:style-name="P7">Thomas Strunz, calciatore tedesco militante nella squadra dell'oratorio della cattedrale di Monaco di Baviera, si è infortunato per la quarta volta in un anno e decide di cambiare preparatore atletico. Dato che è da tempo un utente registrato su SWIM e si ricorda che un suo vecchio compagno di classe, che ha come amico sul social network, gli aveva parlato di un amico italo-tedesco che aveva intenzione di diventare un preparatore atletico, chiede al suo amico tramite messaggio il nome di costui e, ricevendo come risposta Johannes Trapp, lo cerca tra gli amici dell'ex compagno di classe e, una volta trovatolo, gli chiede l'amicizia.</text:p>
      <text:p text:style-name="P7"/>
      <text:p text:style-name="P7">Scenario: lo stesso calciatore invia all'amministratore Emanuele Uliana un messaggio di lamentela</text:p>
      <text:p text:style-name="P7">Attori: Emanuele Uliana, Thomas Strunz, Johannes Trapp</text:p>
      <text:p text:style-name="P7">Thomas Strunz, dopo un iniziale impegno a tempo pieno nella riabilitazione, per negligenze proprie trascura la seconda fase degli esercizi e decide di rientrare in campo troppo presto, rompendosi alla prima partita il legamento crociato anteriore. A questo punto Johannes Trapp gli invia un messaggio: “Hai visto? Certo che il tuo cognome è prorpio un presagio del tuo carattere!” Strunz, si ritiene offeso e invia all'amministratore Emanuele Uliana un messaggio in cui riporta le parole del preparatore atletico e chiede provvedimenti.</text:p>
      <text:p text:style-name="P7"/>
      <text:p text:style-name="P7">Scenario: un rappresentante della nazionale piloti cerca un allenatore in vista della sfida di beneficienza contro la nazionale cantanti, ma riesce solo al secondo tentativo</text:p>
      <text:p text:style-name="P7">Attori: Michele Lumache, Giuseppe Morino, Antonio Marchese</text:p>
      <text:p text:style-name="P7">Michele Lumache, esponente di spicco della nazionale calcistica dei piloti di formula 1, e utente registrato su SWIM, è alla ricerca di un allenatore per la squadra che consenta di arrivare preparati alla sfida di beneficienza contro la nazionale cantanti. Inizialmente pensa di aver trovato la persona giusta in Giuseppe Morino, tuttavia dopo la richiesta di amicizia e il primo scambio di messaggi, Michele si accorge che i metodi di Giuseppe non sono troppo ortodossi, in quanto si basano sulla corruzione arbitrale e sull'arroganza nei confronti degli avversari. Di conseguenza di rivolge ad un brillante neoallenatore di nome Antonio Marchese che, grazie alla sua professionalità, convince Michele.</text:p>
      <text:p text:style-name="P7"/>
      <text:p text:style-name="P7">Scenario: un utente è costretto alla cancellazione coatta da parte del suo datore di lavoro</text:p>
      <text:p text:style-name="P8">Attori: Montgomery Arde, Smith ER. S.</text:p>
      <text:p text:style-name="P7">Montgomery Arde è il capo di una società energetica americana a cui è stata commissionata l'apertura di una centrale nucleare in Namibia. Non potendo trattare di persona con gli indigeni del posto, decide di inviare il suo fedele assistente Smith ER. S. in sua vece. Tuttavia Smith ha un piccolo difetto: se non lo si distoglie a forza dal social network SWIM (su cui è iscritto in quanto “grande esperto di lingue autoctone dell'africa subsaariana” e “ottimo mediatore con i selvaggi Boscimani”), ci passa tutta la giornata. Di conseguenza mr Arde gli impone di disiscriversi, promettendogli uno stipendio di 1201 dollari al mese contro i 1200 che già guadagnava. Smith fedelmente segue la procedura guidata e cancella il proprio account, allettato dalla straordinaria offerta economica del suo capo.</text:p>
      <text:p text:style-name="P7"><text:soft-page-break/>Scenario: un utente chiede informazioni sulle domande che Google effettua durante i colloqui di lavoro</text:p>
      <text:p text:style-name="P7">Attori: Lorenzo Pagina, Giorgia Angurie</text:p>
      <text:p text:style-name="P7">Giorgia Angurie è una abile organizzatrice di eventi con esperienze politiche alle spalle e vorrebbe diventare parte della famosa azienda di Mountain View. Tra i suoi amici su SWIM ce n'è uno che come abilità ha “esperto in colloqui di lavoro impossibili” e “ex dipendente di google”: si chiama Lorenzo Pagina. Giorgia chiede a Lorenzo se può inviarle qualche fac-simile delle domande dei colloqui di Google. Lorenzo risponde con tre delle domande che ha visto fare agli aspiranti lavoratori: 1) Sei ridotto alle dimensioni di una moneta e anche la tua massa viene ridimensionata per mantenere la tua densità al livello che avevi prima e vieni gettato in un frullatore che tra 60 secondi entrerà in funzione. Che cosa faresti? <text:s/>2) Quanto dovresti pagare per lavare tutte le finestre di Seattle? <text:s/>3) Quante palline da golf ci stanno in uno scuolabus?</text:p>
      <text:p text:style-name="P7"/>
      <text:p text:style-name="P7">Scenario: un utente chiede di modificare il proprio set di abilità</text:p>
      <text:p text:style-name="P7">Attori: Walter Rubino, Gabriele Rufolo, Alex Ziggie</text:p>
      <text:p text:style-name="P7">Alex Ziggie è un utente di SWIM che vorrebbe aggiungere al proprio set di abilità le seguenti: “venditore di aria fritta” e “capacità di apparire dal nulla” e, a tal proposito invia un messaggio all'amministratore Walter Rubino per la prima e all'amministratore Gabriele Rufolo per la seconda. Walter ritiene che la richiesta a lui pervenuta non rispetti il vincolo di realtà delle abilità: dubita infatti che una miscela di gas possa essere fritta a mo' di patatine; Gabriele per lo stesso motivo boccia la seconda richiesta. Entrambi notificano ad Alex il fatto che le sue richieste non possano essere accolte.</text:p>
      <text:p text:style-name="P7"/>
      <text:h text:style-name="P21" text:outline-level="1"/>
      <text:p text:style-name="P4"/>
      <text:p text:style-name="P4"/>
      <text:p text:style-name="P4"/>
      <text:p text:style-name="P4"/>
      <text:p text:style-name="P4"/>
      <text:p text:style-name="P4"/>
      <text:p text:style-name="P4"/>
      <text:p text:style-name="P4"/>
      <text:p text:style-name="P4"/>
      <text:h text:style-name="P17" text:outline-level="1"/>
      <text:p text:style-name="P7"/>
      <text:p text:style-name="P7"/>
      <text:h text:style-name="P17" text:outline-level="1"><text:soft-page-break/>6b. <text:s text:c="3"/>Casi d'uso</text:h>
      <text:p text:style-name="P4"/>
      <table:table table:name="Tabella1" table:style-name="Tabella1">
        <table:table-column table:style-name="Tabella1.A"/>
        <table:table-column table:style-name="Tabella1.B"/>
        <table:table-row>
          <table:table-cell table:style-name="Tabella1.A1" office:value-type="string">
            <text:p text:style-name="P9">Nome del caso</text:p>
          </table:table-cell>
          <table:table-cell table:style-name="Tabella1.B1" office:value-type="string">
            <text:p text:style-name="P9">Un ospite si registra</text:p>
          </table:table-cell>
        </table:table-row>
        <table:table-row>
          <table:table-cell table:style-name="Tabella1.A2" office:value-type="string">
            <text:p text:style-name="P9">Attori</text:p>
          </table:table-cell>
          <table:table-cell table:style-name="Tabella1.B2" office:value-type="string">
            <text:p text:style-name="P9">Ospite</text:p>
          </table:table-cell>
        </table:table-row>
        <table:table-row>
          <table:table-cell table:style-name="Tabella1.A2" office:value-type="string">
            <text:p text:style-name="P9">Condizione di entrata</text:p>
          </table:table-cell>
          <table:table-cell table:style-name="Tabella1.B2" office:value-type="string">
            <text:p text:style-name="P9">L'ospite clicca sul pulsante “Registrati”</text:p>
          </table:table-cell>
        </table:table-row>
        <table:table-row>
          <table:table-cell table:style-name="Tabella1.A2" office:value-type="string">
            <text:p text:style-name="P9">Flusso degli eventi</text:p>
          </table:table-cell>
          <table:table-cell table:style-name="Tabella1.B2" office:value-type="string">
            <text:list xml:id="list432219443" text:style-name="L1">
              <text:list-item>
                <text:p text:style-name="P42">L'ospite inserisce negli appositi campi i suoi dati anagrafici (nome, cognome, città), il suo indirizzo mail, il suo username e la sua password (gli ultimi due scelti sul momento).</text:p>
              </text:list-item>
              <text:list-item>
                <text:p text:style-name="P42">L'ospite seleziona dal set predefinito le abilità che ritiene di possedere.</text:p>
              </text:list-item>
              <text:list-item>
                <text:p text:style-name="P42">L'ospite clicca sul pulsante di conferma.</text:p>
              </text:list-item>
              <text:list-item>
                <text:p text:style-name="P42">Il sistema effettua apposite query sul database per verificare che non esistano già la mail e lo username indicati ed effettua un controllo sulla password per verificare che abbia la lunghezza minima e contenga solo caratteri permessi.</text:p>
              </text:list-item>
              <text:list-item>
                <text:p text:style-name="P42">Il sistema inserisce nel database i dati del neo-utente ma non mette il flag nel campo corrispondente all'attributo “confermato”</text:p>
              </text:list-item>
              <text:list-item>
                <text:p text:style-name="P42">Il sistema invia una mail all'indirizzo fornito dall'utente con un link di conferma.</text:p>
              </text:list-item>
              <text:list-item>
                <text:p text:style-name="P42">L'utente apre la mail e clicca sul link di conferma.</text:p>
              </text:list-item>
              <text:list-item>
                <text:p text:style-name="P42">Il sistema mette il flag nel campo di cui sopra.</text:p>
              </text:list-item>
              <text:list-item>
                <text:p text:style-name="P42">Il sistema mostra la pagina di avvenuta registrazione (il login comunque non è ancora stato effettuato.</text:p>
              </text:list-item>
            </text:list>
            <text:p text:style-name="P9"/>
          </table:table-cell>
        </table:table-row>
        <table:table-row>
          <table:table-cell table:style-name="Tabella1.A2" office:value-type="string">
            <text:p text:style-name="P9">Condizione di uscita</text:p>
          </table:table-cell>
          <table:table-cell table:style-name="Tabella1.B2" office:value-type="string">
            <text:p text:style-name="P9">Il sistema ha mostrato la pagina di avvenuta registrazione</text:p>
          </table:table-cell>
        </table:table-row>
        <table:table-row>
          <table:table-cell table:style-name="Tabella1.A2" office:value-type="string">
            <text:p text:style-name="P9">Eccezioni</text:p>
          </table:table-cell>
          <table:table-cell table:style-name="Tabella1.B2" office:value-type="string">
            <text:list xml:id="list1179192827" text:style-name="L2">
              <text:list-item>
                <text:p text:style-name="P43">Lo username o la mail inseriti dall'utente esistono già nel database</text:p>
              </text:list-item>
              <text:list-item>
                <text:p text:style-name="P43">La password è lunga meno di 8 caratteri o contiene caratteri diversi da lettere, numeri o underscore.</text:p>
              </text:list-item>
            </text:list>
          </table:table-cell>
        </table:table-row>
      </table:table>
      <text:p text:style-name="P4"/>
      <table:table table:name="Tabella2" table:style-name="Tabella2">
        <table:table-column table:style-name="Tabella2.A"/>
        <table:table-column table:style-name="Tabella2.B"/>
        <table:table-row>
          <table:table-cell table:style-name="Tabella2.A1" office:value-type="string">
            <text:p text:style-name="P9">Nome del caso</text:p>
          </table:table-cell>
          <table:table-cell table:style-name="Tabella2.B1" office:value-type="string">
            <text:p text:style-name="P9">Un ospite effettua il login</text:p>
          </table:table-cell>
        </table:table-row>
        <table:table-row>
          <table:table-cell table:style-name="Tabella2.A2" office:value-type="string">
            <text:p text:style-name="P9">Attori</text:p>
          </table:table-cell>
          <table:table-cell table:style-name="Tabella2.B2" office:value-type="string">
            <text:p text:style-name="P9">Ospite</text:p>
          </table:table-cell>
        </table:table-row>
        <table:table-row>
          <table:table-cell table:style-name="Tabella2.A2" office:value-type="string">
            <text:p text:style-name="P9">Condizione di entrata</text:p>
          </table:table-cell>
          <table:table-cell table:style-name="Tabella2.B2" office:value-type="string">
            <text:p text:style-name="P9">L'ospite clicca sul pulsante “Login”</text:p>
          </table:table-cell>
        </table:table-row>
        <table:table-row>
          <table:table-cell table:style-name="Tabella2.A2" office:value-type="string">
            <text:p text:style-name="P9">Flusso degli eventi</text:p>
          </table:table-cell>
          <table:table-cell table:style-name="Tabella2.B2" office:value-type="string">
            <text:list xml:id="list882725574" text:style-name="L3">
              <text:list-item>
                <text:p text:style-name="P44">L'ospite inserisce negli appositi campi il suo username e la sua password.</text:p>
              </text:list-item>
              <text:list-item>
                <text:p text:style-name="P44">L'ospite preme il pulsante di conferma.</text:p>
              </text:list-item>
              <text:list-item>
                <text:p text:style-name="P44">Il sistema effettua una query nel database con i dati inseriti e, in caso la query ritorni un valore non vuoto, visualizza la pagina personale dell'utente corrispondente.</text:p>
              </text:list-item>
            </text:list>
          </table:table-cell>
        </table:table-row>
        <table:table-row>
          <table:table-cell table:style-name="Tabella2.A2" office:value-type="string">
            <text:p text:style-name="P9">Condizione di uscita</text:p>
          </table:table-cell>
          <table:table-cell table:style-name="Tabella2.B2" office:value-type="string">
            <text:p text:style-name="P9">L'utente si trova nella sua pagina personale</text:p>
          </table:table-cell>
        </table:table-row>
        <table:table-row>
          <table:table-cell table:style-name="Tabella2.A2" office:value-type="string">
            <text:p text:style-name="P9">Eccezioni</text:p>
          </table:table-cell>
          <table:table-cell table:style-name="Tabella2.B2" office:value-type="string">
            <text:list xml:id="list1784470551" text:style-name="L4">
              <text:list-item>
                <text:p text:style-name="P45">La query del sistema ritorna null</text:p>
              </text:list-item>
            </text:list>
          </table:table-cell>
        </table:table-row>
      </table:table>
      <text:h text:style-name="P22" text:outline-level="1"><text:soft-page-break/></text:h>
      <text:p text:style-name="P5"/>
      <table:table table:name="Tabella3" table:style-name="Tabella3">
        <table:table-column table:style-name="Tabella3.A"/>
        <table:table-column table:style-name="Tabella3.B"/>
        <table:table-row>
          <table:table-cell table:style-name="Tabella3.A1" office:value-type="string">
            <text:p text:style-name="P9">Nome del caso</text:p>
          </table:table-cell>
          <table:table-cell table:style-name="Tabella3.B1" office:value-type="string">
            <text:p text:style-name="P9">Un utente modifica il proprio set di abilità</text:p>
          </table:table-cell>
        </table:table-row>
        <table:table-row>
          <table:table-cell table:style-name="Tabella3.A2" office:value-type="string">
            <text:p text:style-name="P9">Attori</text:p>
          </table:table-cell>
          <table:table-cell table:style-name="Tabella3.B2" office:value-type="string">
            <text:p text:style-name="P9">Utente</text:p>
          </table:table-cell>
        </table:table-row>
        <table:table-row>
          <table:table-cell table:style-name="Tabella3.A2" office:value-type="string">
            <text:p text:style-name="P9">Condizione di entrata</text:p>
          </table:table-cell>
          <table:table-cell table:style-name="Tabella3.B2" office:value-type="string">
            <text:p text:style-name="P9">L'utente clicca sul pulsante di modifica del set di abilità presente nella sua home</text:p>
          </table:table-cell>
        </table:table-row>
        <table:table-row>
          <table:table-cell table:style-name="Tabella3.A2" office:value-type="string">
            <text:p text:style-name="P9">Flusso degli eventi</text:p>
          </table:table-cell>
          <table:table-cell table:style-name="Tabella3.B2" office:value-type="string">
            <text:list xml:id="list1184611206" text:style-name="L5">
              <text:list-item>
                <text:p text:style-name="P46">L'utente eventualmente (non è obligato a farlo) toglie il flag da una o più abilità che ha e mette il flag su una o più nuove abilità. (Non c'è limite al numero di abilità possedibili ed è possibile avere zero abilità)</text:p>
              </text:list-item>
              <text:list-item>
                <text:p text:style-name="P46">L'utente clicca sul pulsante di conferma.</text:p>
              </text:list-item>
              <text:list-item>
                <text:p text:style-name="P46">Il sistema aggiorna il database</text:p>
              </text:list-item>
              <text:list-item>
                <text:p text:style-name="P46">Il sistema notifica all'utente il successo dell'operazione e lo reindirizza alla sua pagina personale</text:p>
              </text:list-item>
            </text:list>
          </table:table-cell>
        </table:table-row>
        <table:table-row>
          <table:table-cell table:style-name="Tabella3.A2" office:value-type="string">
            <text:p text:style-name="P9">Condizione di uscita</text:p>
          </table:table-cell>
          <table:table-cell table:style-name="Tabella3.B2" office:value-type="string">
            <text:p text:style-name="P9">L'utente si ritrova nella sua pagina personale e il suo set è modificato correttamente</text:p>
          </table:table-cell>
        </table:table-row>
        <table:table-row>
          <table:table-cell table:style-name="Tabella3.A2" office:value-type="string">
            <text:p text:style-name="P9">Eccezioni</text:p>
          </table:table-cell>
          <table:table-cell table:style-name="Tabella3.B2" office:value-type="string">
            <text:p text:style-name="P9">Nessuna: gli unici errori possono essere dovuti a guasti non deterministici della macchina o a cadute della connessione internet</text:p>
          </table:table-cell>
        </table:table-row>
      </table:table>
      <text:p text:style-name="P6"/>
      <text:p text:style-name="P6"/>
      <text:p text:style-name="P6"/>
      <table:table table:name="Tabella4" table:style-name="Tabella4">
        <table:table-column table:style-name="Tabella4.A"/>
        <table:table-column table:style-name="Tabella4.B"/>
        <table:table-row>
          <table:table-cell table:style-name="Tabella4.A1" office:value-type="string">
            <text:p text:style-name="P9">Nome del caso</text:p>
          </table:table-cell>
          <table:table-cell table:style-name="Tabella4.B1" office:value-type="string">
            <text:p text:style-name="P9">Un utente pubblica una richiesta di aiuto sulla bacheca pubblica</text:p>
          </table:table-cell>
        </table:table-row>
        <table:table-row>
          <table:table-cell table:style-name="Tabella4.A2" office:value-type="string">
            <text:p text:style-name="P9">Attori</text:p>
          </table:table-cell>
          <table:table-cell table:style-name="Tabella4.B2" office:value-type="string">
            <text:p text:style-name="P9">Utente</text:p>
          </table:table-cell>
        </table:table-row>
        <table:table-row>
          <table:table-cell table:style-name="Tabella4.A2" office:value-type="string">
            <text:p text:style-name="P9">Condizione di entrata</text:p>
          </table:table-cell>
          <table:table-cell table:style-name="Tabella4.B2" office:value-type="string">
            <text:p text:style-name="P9">L' utente clicca sul pulsante “Inserisci messaggio” presente sulla bacheca pubblica</text:p>
          </table:table-cell>
        </table:table-row>
        <table:table-row>
          <table:table-cell table:style-name="Tabella4.A2" office:value-type="string">
            <text:p text:style-name="P9">Flusso degli eventi</text:p>
          </table:table-cell>
          <table:table-cell table:style-name="Tabella4.B2" office:value-type="string">
            <text:list xml:id="list1139933388" text:style-name="L6">
              <text:list-item>
                <text:p text:style-name="P47">L utente compone il messaggio</text:p>
              </text:list-item>
              <text:list-item>
                <text:p text:style-name="P47">L' utente clicca sul pulsante di pubblicazione del messaggio</text:p>
              </text:list-item>
              <text:list-item>
                <text:p text:style-name="P47">Il sistema fa in modo che il messaggio diventi visibile a chiunque</text:p>
              </text:list-item>
            </text:list>
          </table:table-cell>
        </table:table-row>
        <table:table-row>
          <table:table-cell table:style-name="Tabella4.A2" office:value-type="string">
            <text:p text:style-name="P9">Condizione di uscita</text:p>
          </table:table-cell>
          <table:table-cell table:style-name="Tabella4.B2" office:value-type="string">
            <text:p text:style-name="P9">Il messaggio è visibile in bacheca</text:p>
          </table:table-cell>
        </table:table-row>
        <table:table-row>
          <table:table-cell table:style-name="Tabella4.A2" office:value-type="string">
            <text:p text:style-name="P9">Eccezioni</text:p>
          </table:table-cell>
          <table:table-cell table:style-name="Tabella4.B2" office:value-type="string">
            <text:p text:style-name="P9">Nessuna, vedi caso precedente</text:p>
          </table:table-cell>
        </table:table-row>
      </table:table>
      <text:p text:style-name="P10"/>
      <text:p text:style-name="P6"/>
      <text:p text:style-name="P6"/>
      <text:p text:style-name="P6"/>
      <text:p text:style-name="P6"/>
      <text:p text:style-name="P6"/>
      <text:p text:style-name="P6"/>
      <text:p text:style-name="P6"/>
      <text:p text:style-name="P6"/>
      <text:p text:style-name="P6"/>
      <text:p text:style-name="P6"/>
      <table:table table:name="Tabella5" table:style-name="Tabella5">
        <table:table-column table:style-name="Tabella5.A"/>
        <table:table-column table:style-name="Tabella5.B"/>
        <text:soft-page-break/>
        <table:table-row>
          <table:table-cell table:style-name="Tabella5.A1" office:value-type="string">
            <text:p text:style-name="P9">Nome del caso</text:p>
          </table:table-cell>
          <table:table-cell table:style-name="Tabella5.B1" office:value-type="string">
            <text:p text:style-name="P9">Un ospite effettua una ricerca su tutto l'insieme di utenti di SWIM</text:p>
          </table:table-cell>
        </table:table-row>
        <table:table-row>
          <table:table-cell table:style-name="Tabella5.A2" office:value-type="string">
            <text:p text:style-name="P9">Attori</text:p>
          </table:table-cell>
          <table:table-cell table:style-name="Tabella5.B2" office:value-type="string">
            <text:p text:style-name="P9">Ospite</text:p>
          </table:table-cell>
        </table:table-row>
        <table:table-row>
          <table:table-cell table:style-name="Tabella5.A2" office:value-type="string">
            <text:p text:style-name="P9">Condizione di entrata</text:p>
          </table:table-cell>
          <table:table-cell table:style-name="Tabella5.B2" office:value-type="string">
            <text:p text:style-name="P9">L'ospite clicca sul pulsante di ricerca</text:p>
          </table:table-cell>
        </table:table-row>
        <table:table-row>
          <table:table-cell table:style-name="Tabella5.A2" office:value-type="string">
            <text:p text:style-name="P9">Flusso degli eventi</text:p>
          </table:table-cell>
          <table:table-cell table:style-name="Tabella5.B2" office:value-type="string">
            <text:list xml:id="list1515198824" text:style-name="L7">
              <text:list-item>
                <text:p text:style-name="P48">L'ospite riempie almeno uno dei seguenti campi: “nome e cognome”, “città” e/o seleziona almeno un'abilità dalla scroll-list.</text:p>
              </text:list-item>
              <text:list-item>
                <text:p text:style-name="P48">L'ospite clicca sul pulsante di conferma.</text:p>
              </text:list-item>
              <text:list-item>
                <text:p text:style-name="P48">Il sistema effettua una query con i dati ricevuti.</text:p>
              </text:list-item>
              <text:list-item>
                <text:p text:style-name="P48">Il sistema mostra una finestra con una lista (eventualmente vuota) di risultati</text:p>
              </text:list-item>
            </text:list>
          </table:table-cell>
        </table:table-row>
        <table:table-row>
          <table:table-cell table:style-name="Tabella5.A2" office:value-type="string">
            <text:p text:style-name="P9">Condizione di uscita</text:p>
          </table:table-cell>
          <table:table-cell table:style-name="Tabella5.B2" office:value-type="string">
            <text:p text:style-name="P9">La finestra dei risultati è visibile</text:p>
          </table:table-cell>
        </table:table-row>
        <table:table-row>
          <table:table-cell table:style-name="Tabella5.A2" office:value-type="string">
            <text:p text:style-name="P9">Eccezioni</text:p>
          </table:table-cell>
          <table:table-cell table:style-name="Tabella5.B2" office:value-type="string">
            <text:list xml:id="list522796555" text:style-name="L8">
              <text:list-item>
                <text:p text:style-name="P49">Viene effettuata una ricerca senza parametri.</text:p>
              </text:list-item>
              <text:list-item>
                <text:p text:style-name="P49">I dati inseriti contengono caratteri non consentiti.</text:p>
              </text:list-item>
            </text:list>
          </table:table-cell>
        </table:table-row>
      </table:table>
      <text:p text:style-name="P6"/>
      <text:p text:style-name="P13">Tralascio il caso in cui sia un utente registrato a compiere una ricerca perchè è identica.</text:p>
      <text:p text:style-name="Text_20_body"/>
      <table:table table:name="Tabella6" table:style-name="Tabella6">
        <table:table-column table:style-name="Tabella6.A"/>
        <table:table-column table:style-name="Tabella6.B"/>
        <table:table-row>
          <table:table-cell table:style-name="Tabella6.A1" office:value-type="string">
            <text:p text:style-name="P9">Nome del caso</text:p>
          </table:table-cell>
          <table:table-cell table:style-name="Tabella6.B1" office:value-type="string">
            <text:p text:style-name="P9">Un utente chiede ad un amministratore di aggiungere una nuova abilità al set predefinito di sistema</text:p>
          </table:table-cell>
        </table:table-row>
        <table:table-row>
          <table:table-cell table:style-name="Tabella6.A2" office:value-type="string">
            <text:p text:style-name="P9">Attori</text:p>
          </table:table-cell>
          <table:table-cell table:style-name="Tabella6.B2" office:value-type="string">
            <text:p text:style-name="P9">Utente, Amministratore</text:p>
          </table:table-cell>
        </table:table-row>
        <table:table-row>
          <table:table-cell table:style-name="Tabella6.A2" office:value-type="string">
            <text:p text:style-name="P9">Condizione di entrata</text:p>
          </table:table-cell>
          <table:table-cell table:style-name="Tabella6.B2" office:value-type="string">
            <text:p text:style-name="P9">L'utente clicca sul pulsante “Invia messaggio” dal profilo pubblica dell'amministratore</text:p>
          </table:table-cell>
        </table:table-row>
        <table:table-row>
          <table:table-cell table:style-name="Tabella6.A2" office:value-type="string">
            <text:p text:style-name="P9">Flusso degli eventi</text:p>
          </table:table-cell>
          <table:table-cell table:style-name="Tabella6.B2" office:value-type="string">
            <text:list xml:id="list2090146932" text:style-name="L9">
              <text:list-item>
                <text:p text:style-name="P50">L'utente compone il corpo del messaggio includendo una chiara descrizione della nuova abilità, il suo nome e le motivazioni per cui ha proposto di aggiungerla.</text:p>
              </text:list-item>
              <text:list-item>
                <text:p text:style-name="P50">L'utente clicca sul pulsante di invio messaggio.</text:p>
              </text:list-item>
              <text:list-item>
                <text:p text:style-name="P50">Il sistema invia il messaggio all'amministratore e fa comparire una notifica sulla sua pagina personale.</text:p>
              </text:list-item>
            </text:list>
          </table:table-cell>
        </table:table-row>
        <table:table-row>
          <table:table-cell table:style-name="Tabella6.A2" office:value-type="string">
            <text:p text:style-name="P9">Condizione di uscita</text:p>
          </table:table-cell>
          <table:table-cell table:style-name="Tabella6.B2" office:value-type="string">
            <text:p text:style-name="P9">Il messaggio è inviato correttamente e sulla pagina dell'amministratore compare una notifica</text:p>
          </table:table-cell>
        </table:table-row>
        <table:table-row>
          <table:table-cell table:style-name="Tabella6.A2" office:value-type="string">
            <text:p text:style-name="P9">Eccezioni</text:p>
          </table:table-cell>
          <table:table-cell table:style-name="Tabella6.B2" office:value-type="string">
            <text:p text:style-name="P9">Nessuna</text:p>
          </table:table-cell>
        </table:table-row>
      </table:table>
      <text:p text:style-name="Standard"/>
      <text:p text:style-name="P7">Tralascio il caso in cui un utente invia un messaggio a un generico altro utente e anche quello in cui un amministratore scrive ad un utente, nonché quello in cui un admin contatta un suo collega, in quanto differiscono solo per i tipi di utenti coinvolti. Notare che anche una risposta ad una richiesta di aiuto è riconducibile ad un messaggio.</text:p>
      <text:p text:style-name="P7"/>
      <text:p text:style-name="Text_20_body"/>
      <text:p text:style-name="Text_20_body"/>
      <text:p text:style-name="Text_20_body"/>
      <text:p text:style-name="Text_20_body"/>
      <text:p text:style-name="Text_20_body"/>
      <table:table table:name="Tabella7" table:style-name="Tabella7">
        <table:table-column table:style-name="Tabella7.A"/>
        <table:table-column table:style-name="Tabella7.B"/>
        <text:soft-page-break/>
        <table:table-row>
          <table:table-cell table:style-name="Tabella7.A1" office:value-type="string">
            <text:p text:style-name="P9">Nome del caso</text:p>
          </table:table-cell>
          <table:table-cell table:style-name="Tabella7.B1" office:value-type="string">
            <text:p text:style-name="P9">Un utente invia una richiesta di amicizia ad un altro utente senza passare dai suggerimenti</text:p>
          </table:table-cell>
        </table:table-row>
        <table:table-row>
          <table:table-cell table:style-name="Tabella7.A2" office:value-type="string">
            <text:p text:style-name="P9">Attori</text:p>
          </table:table-cell>
          <table:table-cell table:style-name="Tabella7.B2" office:value-type="string">
            <text:p text:style-name="P9">Utente A, Utente B</text:p>
          </table:table-cell>
        </table:table-row>
        <table:table-row>
          <table:table-cell table:style-name="Tabella7.A2" office:value-type="string">
            <text:p text:style-name="P9">Condizione di entrata</text:p>
          </table:table-cell>
          <table:table-cell table:style-name="Tabella7.B2" office:value-type="string">
            <text:p text:style-name="P9">L'utente A clicca sul pulsante “Aggiungi” dalla pagina pubblica dell'utente B</text:p>
          </table:table-cell>
        </table:table-row>
        <table:table-row>
          <table:table-cell table:style-name="Tabella7.A2" office:value-type="string">
            <text:p text:style-name="P9">Flusso degli eventi</text:p>
          </table:table-cell>
          <table:table-cell table:style-name="Tabella7.B2" office:value-type="string">
            <text:list xml:id="list670658683" text:style-name="L10">
              <text:list-item>
                <text:p text:style-name="P51">Il sistema notifica all'utente B che l'utente A gli ha inviato una richiesta di amicizia.</text:p>
              </text:list-item>
            </text:list>
          </table:table-cell>
        </table:table-row>
        <table:table-row>
          <table:table-cell table:style-name="Tabella7.A2" office:value-type="string">
            <text:p text:style-name="P9">Condizione di uscita</text:p>
          </table:table-cell>
          <table:table-cell table:style-name="Tabella7.B2" office:value-type="string">
            <text:p text:style-name="P9">All'utente B è arrivata la notifica</text:p>
          </table:table-cell>
        </table:table-row>
        <table:table-row>
          <table:table-cell table:style-name="Tabella7.A2" office:value-type="string">
            <text:p text:style-name="P9">Eccezioni</text:p>
          </table:table-cell>
          <table:table-cell table:style-name="Tabella7.B2" office:value-type="string">
            <text:p text:style-name="P9">Nessuna</text:p>
          </table:table-cell>
        </table:table-row>
      </table:table>
      <text:p text:style-name="Standard"/>
      <text:p text:style-name="Standard"/>
      <text:p text:style-name="Standard"/>
      <table:table table:name="Tabella8" table:style-name="Tabella8">
        <table:table-column table:style-name="Tabella8.A"/>
        <table:table-column table:style-name="Tabella8.B"/>
        <table:table-row>
          <table:table-cell table:style-name="Tabella8.A1" office:value-type="string">
            <text:p text:style-name="P9">Nome del caso</text:p>
          </table:table-cell>
          <table:table-cell table:style-name="Tabella8.B1" office:value-type="string">
            <text:p text:style-name="P9">Un utente risponde positivamente ad una richiesta di amicizia</text:p>
          </table:table-cell>
        </table:table-row>
        <table:table-row>
          <table:table-cell table:style-name="Tabella8.A2" office:value-type="string">
            <text:p text:style-name="P9">Attori</text:p>
          </table:table-cell>
          <table:table-cell table:style-name="Tabella8.B2" office:value-type="string">
            <text:p text:style-name="P9">Utente C, Utente D</text:p>
          </table:table-cell>
        </table:table-row>
        <table:table-row>
          <table:table-cell table:style-name="Tabella8.A2" office:value-type="string">
            <text:p text:style-name="P9">Condizione di entrata</text:p>
          </table:table-cell>
          <table:table-cell table:style-name="Tabella8.B2" office:value-type="string">
            <text:p text:style-name="P9">L'utente C clicca su “Conferma” dalla notifica della richiesta</text:p>
          </table:table-cell>
        </table:table-row>
        <table:table-row>
          <table:table-cell table:style-name="Tabella8.A2" office:value-type="string">
            <text:p text:style-name="P9">Flusso degli eventi</text:p>
          </table:table-cell>
          <table:table-cell table:style-name="Tabella8.B2" office:value-type="string">
            <text:list xml:id="list395572345" text:style-name="L11">
              <text:list-item>
                <text:p text:style-name="P52">Il sistema aggiunge D agli amici di C e viceversa.</text:p>
              </text:list-item>
              <text:list-item>
                <text:p text:style-name="P52">Il sistema notifica C del buon fine dell'azione e D del fatto che C abbia accettato la sua richiesta.</text:p>
              </text:list-item>
            </text:list>
          </table:table-cell>
        </table:table-row>
        <table:table-row>
          <table:table-cell table:style-name="Tabella8.A2" office:value-type="string">
            <text:p text:style-name="P9">Condizione di uscita</text:p>
          </table:table-cell>
          <table:table-cell table:style-name="Tabella8.B2" office:value-type="string">
            <text:p text:style-name="P9">Le notifiche sono state spedite agli utenti coinvolti</text:p>
          </table:table-cell>
        </table:table-row>
        <table:table-row>
          <table:table-cell table:style-name="Tabella8.A2" office:value-type="string">
            <text:p text:style-name="P9">Eccezioni</text:p>
          </table:table-cell>
          <table:table-cell table:style-name="Tabella8.B2" office:value-type="string">
            <text:p text:style-name="P9">Nessuna</text:p>
          </table:table-cell>
        </table:table-row>
      </table:table>
      <text:p text:style-name="Standard"/>
      <text:p text:style-name="Standard"/>
      <text:p text:style-name="Standard"/>
      <table:table table:name="Tabella9" table:style-name="Tabella9">
        <table:table-column table:style-name="Tabella9.A"/>
        <table:table-column table:style-name="Tabella9.B"/>
        <table:table-row>
          <table:table-cell table:style-name="Tabella9.A1" office:value-type="string">
            <text:p text:style-name="P9">Nome del caso</text:p>
          </table:table-cell>
          <table:table-cell table:style-name="Tabella9.B1" office:value-type="string">
            <text:p text:style-name="P9">Un utente dà un feedback</text:p>
          </table:table-cell>
        </table:table-row>
        <table:table-row>
          <table:table-cell table:style-name="Tabella9.A2" office:value-type="string">
            <text:p text:style-name="P9">Attori</text:p>
          </table:table-cell>
          <table:table-cell table:style-name="Tabella9.B2" office:value-type="string">
            <text:p text:style-name="P9">Utente A, Utente B</text:p>
          </table:table-cell>
        </table:table-row>
        <table:table-row>
          <table:table-cell table:style-name="Tabella9.A2" office:value-type="string">
            <text:p text:style-name="P9">Condizione di entrata</text:p>
          </table:table-cell>
          <table:table-cell table:style-name="Tabella9.B2" office:value-type="string">
            <text:p text:style-name="P9">L'utente A ha ricevuto un messaggio di risposta dall'utente B</text:p>
          </table:table-cell>
        </table:table-row>
        <table:table-row>
          <table:table-cell table:style-name="Tabella9.A2" office:value-type="string">
            <text:p text:style-name="P9">Flusso degli eventi</text:p>
          </table:table-cell>
          <table:table-cell table:style-name="Tabella9.B2" office:value-type="string">
            <text:list xml:id="list1862674187" text:style-name="L12">
              <text:list-item>
                <text:p text:style-name="P53">L'utente A clicca sul pulsante “Dai feedback” contenuto nel messaggio di risposta di B.</text:p>
              </text:list-item>
              <text:list-item>
                <text:p text:style-name="P53">L'utente A seleziona il livello del feedback (da 1 a 10) dal popup che il sistema ha aperto</text:p>
              </text:list-item>
              <text:list-item>
                <text:p text:style-name="P53">L'utente clicca su “Conferma”.</text:p>
              </text:list-item>
              <text:list-item>
                <text:p text:style-name="P53">Il sistema notifica B del feedback ricevuto con un messaggio automatico e aggiorna la media dei suoi feedback.</text:p>
              </text:list-item>
            </text:list>
          </table:table-cell>
        </table:table-row>
        <table:table-row>
          <table:table-cell table:style-name="Tabella9.A2" office:value-type="string">
            <text:p text:style-name="P9">Condizione di uscita</text:p>
          </table:table-cell>
          <table:table-cell table:style-name="Tabella9.B2" office:value-type="string">
            <text:p text:style-name="P9">La media è correttamente aggiornata</text:p>
          </table:table-cell>
        </table:table-row>
        <table:table-row>
          <table:table-cell table:style-name="Tabella9.A2" office:value-type="string">
            <text:p text:style-name="P9">Eccezioni</text:p>
          </table:table-cell>
          <table:table-cell table:style-name="Tabella9.B2" office:value-type="string">
            <text:p text:style-name="P9">Nessuna</text:p>
          </table:table-cell>
        </table:table-row>
      </table:table>
      <text:p text:style-name="Standard"/>
      <text:p text:style-name="Standard"/>
      <text:p text:style-name="Standard"/>
      <text:p text:style-name="Standard"/>
      <text:p text:style-name="Standard"/>
      <table:table table:name="Tabella10" table:style-name="Tabella10">
        <table:table-column table:style-name="Tabella10.A"/>
        <table:table-column table:style-name="Tabella10.B"/>
        <text:soft-page-break/>
        <table:table-row>
          <table:table-cell table:style-name="Tabella10.A1" office:value-type="string">
            <text:p text:style-name="P9">Nome del caso</text:p>
          </table:table-cell>
          <table:table-cell table:style-name="Tabella10.B1" office:value-type="string">
            <text:p text:style-name="P9">Un utente cancella il proprio account</text:p>
          </table:table-cell>
        </table:table-row>
        <table:table-row>
          <table:table-cell table:style-name="Tabella10.A2" office:value-type="string">
            <text:p text:style-name="P9">Attori</text:p>
          </table:table-cell>
          <table:table-cell table:style-name="Tabella10.B2" office:value-type="string">
            <text:p text:style-name="P9">Utente</text:p>
          </table:table-cell>
        </table:table-row>
        <table:table-row>
          <table:table-cell table:style-name="Tabella10.A2" office:value-type="string">
            <text:p text:style-name="P9">Condizione di entrata</text:p>
          </table:table-cell>
          <table:table-cell table:style-name="Tabella10.B2" office:value-type="string">
            <text:p text:style-name="P9">L'utente preme il pulsante “Cancella account” dalla propria pagina personale</text:p>
          </table:table-cell>
        </table:table-row>
        <table:table-row>
          <table:table-cell table:style-name="Tabella10.A2" office:value-type="string">
            <text:p text:style-name="P9">Flusso degli eventi</text:p>
          </table:table-cell>
          <table:table-cell table:style-name="Tabella10.B2" office:value-type="string">
            <text:list xml:id="list1836357714" text:style-name="L13">
              <text:list-item>
                <text:p text:style-name="P54">L'utente conferma la volontà di cancellazione dal popup che il sistema apre.</text:p>
              </text:list-item>
              <text:list-item>
                <text:p text:style-name="P54">Il sistema slogga l'utente, cancella tutti i suoi legami di amicizia (il che vuol dire che rimuove tutti i suoi amici e dalle loro liste di amici rimuove l'utente stesso) e cancella i suoi dati dal database.</text:p>
              </text:list-item>
              <text:list-item>
                <text:p text:style-name="P54">Il sistema notifica con un popup l'avvenuta cancellazione e reindirizza alla pagina principale di SWIM.</text:p>
              </text:list-item>
            </text:list>
          </table:table-cell>
        </table:table-row>
        <table:table-row>
          <table:table-cell table:style-name="Tabella10.A2" office:value-type="string">
            <text:p text:style-name="P9">Condizione di uscita</text:p>
          </table:table-cell>
          <table:table-cell table:style-name="Tabella10.B2" office:value-type="string">
            <text:p text:style-name="P9">Il sistema ha notificato l'avvenuta cancellazione</text:p>
          </table:table-cell>
        </table:table-row>
        <table:table-row>
          <table:table-cell table:style-name="Tabella10.A2" office:value-type="string">
            <text:p text:style-name="P9">Eccezioni</text:p>
          </table:table-cell>
          <table:table-cell table:style-name="Tabella10.B2" office:value-type="string">
            <text:p text:style-name="P9">Nessuna</text:p>
          </table:table-cell>
        </table:table-row>
      </table:table>
      <text:p text:style-name="Standard"/>
      <text:p text:style-name="Standard"/>
      <text:p text:style-name="Standard"/>
      <text:p text:style-name="Standard"/>
      <text:p text:style-name="Standard"/>
      <text:list xml:id="list70592148" text:style-name="WWNum4">
        <text:list-item>
          <text:p text:style-name="P16"><text:bookmark-start text:name="_Toc340769572"/><text:bookmark-start text:name="__RefHeading__679_1510246659"/>Modello UML<text:bookmark-end text:name="_Toc340769572"/><text:bookmark-end text:name="__RefHeading__679_1510246659"/></text:p>
          <text:list>
            <text:list-item>
              <text:p text:style-name="P31"><text:bookmark-start text:name="_Toc340769573"/><text:bookmark-start text:name="__RefHeading__681_1510246659"/>Sequence diagram<text:bookmark-end text:name="_Toc340769573"/><text:bookmark-end text:name="__RefHeading__681_1510246659"/></text:p>
            </text:list-item>
          </text:list>
        </text:list-item>
      </text:list>
      <text:p text:style-name="Standard">Abbiamo analizzato il sistema in alcuni casi di utilizzo:</text:p>
      <text:list xml:id="list238940061" text:style-name="WWNum41">
        <text:list-item text:start-value="1">
          <text:p text:style-name="P39">Creazione di un nuovo utente</text:p>
        </text:list-item>
      </text:list>
      <text:p text:style-name="P14"><text:soft-page-break/><text:span text:style-name="Default_20_Paragraph_20_Font"><text:span text:style-name="T1"><draw:frame draw:style-name="fr2" draw:name="Picture 8" text:anchor-type="as-char" svg:y="0cm" svg:width="13.229cm" style:rel-width="scale" svg:height="16.404cm" style:rel-height="scale" draw:z-index="1"><draw:image/><svg:title>C:\Users\Gabri\Desktop\creazione utente.jpg</svg:title></draw:frame></text:span></text:span></text:p>
      <text:p text:style-name="P15">Figura <text:s/>- Creazione utente</text:p>
      <text:p text:style-name="P11"/>
      <text:p text:style-name="P11"/>
      <text:list xml:id="list1436467200" text:continue-numbering="true" text:style-name="WWNum41">
        <text:list-item>
          <text:p text:style-name="P39">Creazione di un nuovo thread</text:p>
        </text:list-item>
      </text:list>
      <text:p text:style-name="P14"><text:soft-page-break/><text:span text:style-name="Default_20_Paragraph_20_Font"><text:span text:style-name="T1"><draw:frame draw:style-name="fr2" draw:name="Picture 71" text:anchor-type="as-char" svg:y="0cm" svg:width="13.229cm" style:rel-width="scale" svg:height="15.081cm" style:rel-height="scale" draw:z-index="3"><draw:image/><svg:title>C:\Users\Gabri\Desktop\creazione thread.jpg</svg:title></draw:frame></text:span></text:span></text:p>
      <text:p text:style-name="P15">Figura <text:s/>- Creazione di un thread</text:p>
      <text:p text:style-name="P12"/>
      <text:list xml:id="list605263028" text:style-name="WWNum4">
        <text:list-item>
          <text:list>
            <text:list-item>
              <text:p text:style-name="P33"><text:bookmark-start text:name="_Toc340769574"/><text:bookmark-start text:name="__RefHeading__683_1510246659"/>Statechart<text:bookmark-end text:name="_Toc340769574"/><text:bookmark-end text:name="__RefHeading__683_1510246659"/></text:p>
            </text:list-item>
          </text:list>
        </text:list-item>
      </text:list>
      <text:p text:style-name="Standard">Con i seguenti statechart abbiamo controllato il flusso delle operazioni del sistema in alcuni casi specifici:</text:p>
      <text:list xml:id="list711545579" text:style-name="WWNum45">
        <text:list-item text:start-value="1">
          <text:p text:style-name="P41">Inserimento di una risposta ad un messaggio</text:p>
        </text:list-item>
      </text:list>
      <text:p text:style-name="P14"><text:span text:style-name="Default_20_Paragraph_20_Font"><text:span text:style-name="T1"><draw:frame draw:style-name="fr2" draw:name="Picture 9" text:anchor-type="as-char" svg:y="0cm" svg:width="4.233cm" style:rel-width="scale" svg:height="14.021cm" style:rel-height="scale" draw:z-index="5"><draw:image/><svg:title>C:\Users\Gabri\Desktop\invio nuovo messaggio.jpg</svg:title></draw:frame></text:span></text:span></text:p>
      <text:p text:style-name="P15">Figura <text:s/>- Inserimento di una risposta</text:p>
      <text:list xml:id="list1079765662" text:style-name="WWNum4">
        <text:list-item>
          <text:p text:style-name="P16"><text:bookmark-start text:name="_Toc340769575"/><text:bookmark-start text:name="__RefHeading__685_1510246659"/>Modello Alloy<text:bookmark-end text:name="_Toc340769575"/><text:bookmark-end text:name="__RefHeading__685_1510246659"/></text:p>
        </text:list-item>
        <text:list-item>
          <text:p text:style-name="P16"><text:bookmark-start text:name="_Toc340769576"/><text:bookmark-start text:name="__RefHeading__687_1510246659"/>Strumenti utilizzati<text:bookmark-end text:name="_Toc340769576"/><text:bookmark-end text:name="__RefHeading__687_1510246659"/></text:p>
        </text:list-item>
      </text:list>
      <text:list xml:id="list1916728364" text:style-name="WWNum46">
        <text:list-item>
          <text:p text:style-name="P40">Microsoft Office 2013</text:p>
        </text:list-item>
        <text:list-item>
          <text:p text:style-name="P40">Umlet</text:p>
        </text:list-item>
        <text:list-item>
          <text:p text:style-name="P40">Alloy Analizer 4.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it" fo:country="IT"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it" fo:country="IT" fo:font-style="normal" style:text-underline-style="none" fo:font-weight="normal" style:letter-kerning="true" fo:background-color="transparent" style:font-name-asian="Droid Sans"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fo:line-height="100%" fo:hyphenation-ladder-count="no-limit"/>
      <style:text-properties style:font-name="Liberation Serif" fo:font-size="12pt" style:font-size-asian="12pt" style:language-asian="zh" style:country-asian="CN" style:font-name-complex="FreeSans" style:font-size-complex="12pt" style:language-complex="hi" style:country-complex="IN"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423cm" fo:margin-bottom="0.212cm" fo:keep-together="always" fo:hyphenation-ladder-count="no-limit" fo:keep-with-next="always"/>
      <style:text-properties fo:font-size="20pt" fo:font-weight="bold" style:font-size-asian="20pt" style:font-weight-asian="bold" style:font-size-complex="16pt" fo:hyphenate="false"/>
    </style:style>
    <style:style style:name="Heading_20_2" style:display-name="Heading 2" style:family="paragraph" style:parent-style-name="Standard" style:next-style-name="Text_20_body" style:default-outline-level="2" style:class="text">
      <style:paragraph-properties fo:margin-top="0cm" fo:margin-bottom="0.212cm" fo:keep-together="always" fo:hyphenation-ladder-count="no-limit" fo:keep-with-next="always"/>
      <style:text-properties fo:font-size="18pt" fo:font-style="italic" fo:font-weight="bold" style:font-size-asian="18pt" style:font-style-asian="italic" style:font-weight-asian="bold" style:font-size-complex="13pt" fo:hyphenate="false"/>
    </style:style>
    <style:style style:name="Heading_20_3" style:display-name="Heading 3" style:family="paragraph" style:parent-style-name="Standard" style:next-style-name="Text_20_body" style:default-outline-level="3" style:class="text">
      <style:paragraph-properties fo:margin-top="0.282cm" fo:margin-bottom="0.353cm" fo:keep-together="always" fo:hyphenation-ladder-count="no-limit" fo:keep-with-next="always"/>
      <style:text-properties style:font-name="Cambria"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hyphenation-ladder-count="no-limit"/>
      <style:text-properties fo:color="#1f497d" fo:font-size="9pt" fo:font-style="italic" style:font-size-asian="9pt" style:font-style-asian="italic" style:font-size-complex="9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_20_1" style:default-outline-level="1" style:list-style-name="" style:class="index">
      <style:paragraph-properties fo:margin-top="0.847cm" fo:margin-bottom="0.353cm" fo:hyphenation-ladder-count="no-limit" text:number-lines="false" text:line-number="0"/>
      <style:text-properties fo:font-size="14pt" fo:font-weight="normal" style:font-size-asian="14pt" style:font-weight-asian="normal" style:font-size-complex="14pt" style:font-weight-complex="bold" fo:hyphenate="false"/>
    </style:style>
    <style:style style:name="Contents_20_1" style:display-name="Contents 1" style:family="paragraph" style:parent-style-name="Standard" style:class="index">
      <style:paragraph-properties fo:margin-top="0cm" fo:margin-bottom="0.176cm" fo:hyphenation-ladder-count="no-limit">
        <style:tab-stops>
          <style:tab-stop style:position="1.164cm"/>
          <style:tab-stop style:position="16.983cm" style:type="right" style:leader-style="dotted" style:leader-text="."/>
        </style:tab-stops>
      </style:paragraph-properties>
      <style:text-properties fo:hyphenate="false"/>
    </style:style>
    <style:style style:name="Contents_20_2" style:display-name="Contents 2" style:family="paragraph" style:parent-style-name="Standard" style:class="index">
      <style:paragraph-properties fo:margin="100%" fo:margin-left="0.388cm" fo:margin-right="0cm" fo:margin-top="0cm" fo:margin-bottom="0.176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List_20_Paragraph" style:display-name="List Paragraph" style:family="paragraph" style:parent-style-name="Standard">
      <style:paragraph-properties fo:margin="100%" fo:margin-left="1.27cm" fo:margin-right="0cm" fo:margin-top="0cm" fo:margin-bottom="0.353cm" fo:hyphenation-ladder-count="no-limit" fo:text-indent="0cm" style:auto-text-indent="false">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Balloon_20_Text" style:display-name="Balloon Text" style:family="paragraph" style:parent-style-name="Standard">
      <style:paragraph-properties fo:hyphenation-ladder-count="no-limit"/>
      <style:text-properties style:font-name="Lucida Grande" fo:font-size="9pt" style:font-size-asian="9pt" style:font-size-complex="9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Georgia" fo:font-size="20pt" fo:font-weight="bold" style:font-size-asian="20pt" style:font-weight-asian="bold" style:font-size-complex="16pt"/>
    </style:style>
    <style:style style:name="Heading_20_2_20_Char" style:display-name="Heading 2 Char" style:family="text" style:parent-style-name="Default_20_Paragraph_20_Font">
      <style:text-properties style:font-name="Georgia" fo:font-size="18pt" fo:font-style="italic" fo:font-weight="bold" style:font-size-asian="18pt" style:font-style-asian="italic" style:font-weight-asian="bold"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6pt" style:font-size-asian="16pt"/>
    </style:style>
    <style:style style:name="Footer_20_Char" style:display-name="Footer Char" style:family="text" style:parent-style-name="Default_20_Paragraph_20_Font">
      <style:text-properties fo:font-size="16pt" style:font-size-asian="16pt"/>
    </style:style>
    <style:style style:name="Heading_20_3_20_Char" style:display-name="Heading 3 Char" style:family="text" style:parent-style-name="Default_20_Paragraph_20_Font">
      <style:text-properties style:font-name="Cambria" fo:font-size="12pt" style:font-size-asian="12pt" style:font-size-complex="12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Lucida Grande" fo:font-size="9pt" style:font-size-asian="9pt" style:font-size-complex="9pt"/>
    </style:style>
    <style:style style:name="ListLabel_20_1" style:display-name="ListLabel 1" style:family="text">
      <style:text-properties style:font-name-complex="Courier New"/>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9LVL1" style:display-name="WW_CharLFO39LVL1" style:family="text">
      <style:text-properties style:font-name="Symbol"/>
    </style:style>
    <style:style style:name="WW_5f_CharLFO39LVL2" style:display-name="WW_CharLFO39LVL2" style:family="text">
      <style:text-properties style:font-name="Courier New"/>
    </style:style>
    <style:style style:name="WW_5f_CharLFO39LVL3" style:display-name="WW_CharLFO39LVL3" style:family="text">
      <style:text-properties style:font-name="Wingdings"/>
    </style:style>
    <style:style style:name="WW_5f_CharLFO39LVL4" style:display-name="WW_CharLFO39LVL4" style:family="text">
      <style:text-properties style:font-name="Symbol"/>
    </style:style>
    <style:style style:name="WW_5f_CharLFO39LVL5" style:display-name="WW_CharLFO39LVL5" style:family="text">
      <style:text-properties style:font-name="Courier New"/>
    </style:style>
    <style:style style:name="WW_5f_CharLFO39LVL6" style:display-name="WW_CharLFO39LVL6" style:family="text">
      <style:text-properties style:font-name="Wingdings"/>
    </style:style>
    <style:style style:name="WW_5f_CharLFO39LVL7" style:display-name="WW_CharLFO39LVL7" style:family="text">
      <style:text-properties style:font-name="Symbol"/>
    </style:style>
    <style:style style:name="WW_5f_CharLFO39LVL8" style:display-name="WW_CharLFO39LVL8" style:family="text">
      <style:text-properties style:font-name="Courier New"/>
    </style:style>
    <style:style style:name="WW_5f_CharLFO39LVL9" style:display-name="WW_CharLFO39LVL9" style:family="text">
      <style:text-properties style:font-name="Wingdings"/>
    </style:style>
    <style:style style:name="WW_5f_CharLFO46LVL1" style:display-name="WW_CharLFO46LVL1" style:family="text">
      <style:text-properties style:font-name="Symbol"/>
    </style:style>
    <style:style style:name="WW_5f_CharLFO46LVL2" style:display-name="WW_CharLFO46LVL2" style:family="text">
      <style:text-properties style:font-name="Courier New" style:font-name-complex="Courier New"/>
    </style:style>
    <style:style style:name="WW_5f_CharLFO46LVL3" style:display-name="WW_CharLFO46LVL3" style:family="text">
      <style:text-properties style:font-name="Wingdings"/>
    </style:style>
    <style:style style:name="WW_5f_CharLFO46LVL4" style:display-name="WW_CharLFO46LVL4" style:family="text">
      <style:text-properties style:font-name="Symbol"/>
    </style:style>
    <style:style style:name="WW_5f_CharLFO46LVL5" style:display-name="WW_CharLFO46LVL5" style:family="text">
      <style:text-properties style:font-name="Courier New" style:font-name-complex="Courier New"/>
    </style:style>
    <style:style style:name="WW_5f_CharLFO46LVL6" style:display-name="WW_CharLFO46LVL6" style:family="text">
      <style:text-properties style:font-name="Wingdings"/>
    </style:style>
    <style:style style:name="WW_5f_CharLFO46LVL7" style:display-name="WW_CharLFO46LVL7" style:family="text">
      <style:text-properties style:font-name="Symbol"/>
    </style:style>
    <style:style style:name="WW_5f_CharLFO46LVL8" style:display-name="WW_CharLFO46LVL8" style:family="text">
      <style:text-properties style:font-name="Courier New" style:font-name-complex="Courier New"/>
    </style:style>
    <style:style style:name="WW_5f_CharLFO46LVL9" style:display-name="WW_CharLFO46LVL9" style:family="text">
      <style:text-properties style:font-name="Wingding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prefix="2."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WW_5f_CharLFO27LVL1"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13.97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5.24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6.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WW_5f_CharLFO28LVL1"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13.97cm"/>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635cm" fo:margin-left="15.24cm"/>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635cm" fo:margin-left="16.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WW_5f_CharLFO3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WW_5f_CharLFO4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cm" fo:margin-right="2cm" style:writing-mode="lr-tb"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7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Uliana, Rufolo, Rubino <text:tab/>SWIMv2<text:tab/>RASD<text:tab/></text:p>
      </style:header>
      <style:footer>
        <text:p text:style-name="MP1"/>
        <text:p text:style-name="MP1"><text:page-number text:select-page="current">1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Gabri</meta:initial-creator>
    <meta:creation-date>2012-11-08T19:08:00Z</meta:creation-date>
    <dc:date>2012-11-21T11:35:58</dc:date>
    <meta:editing-cycles>78</meta:editing-cycles>
    <meta:editing-duration>PT39M38S</meta:editing-duration>
    <meta:document-statistic meta:table-count="10" meta:image-count="8" meta:object-count="0" meta:page-count="21" meta:paragraph-count="294" meta:word-count="3780" meta:character-count="19334" meta:non-whitespace-character-count="20719"/>
    <meta:user-defined meta:name="AppVersion">15.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